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4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4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4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44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1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1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16">
      <style:graphic-properties draw:fill="none" draw:stroke="dash" draw:stroke-dash="a715" svg:stroke-width="0.00694in" svg:stroke-color="#7f7f7f" svg:stroke-opacity="100%" draw:stroke-linejoin="miter" svg:stroke-linecap="butt"/>
    </style:style>
    <style:style style:family="graphic" style:name="a718">
      <style:graphic-properties draw:fill="none" draw:stroke="dash" draw:stroke-dash="a717" svg:stroke-width="0.00694in" svg:stroke-color="#7f7f7f" svg:stroke-opacity="100%" draw:stroke-linejoin="miter" svg:stroke-linecap="butt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0">
      <style:graphic-properties draw:fill="none" draw:stroke="dash" draw:stroke-dash="a719" svg:stroke-width="0.00694in" svg:stroke-color="#7f7f7f" svg:stroke-opacity="100%" draw:stroke-linejoin="miter" svg:stroke-linecap="butt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8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2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2">
      <style:graphic-properties draw:fill="none" draw:stroke="solid" svg:stroke-width="0.00694in" svg:stroke-color="#4472c4" draw:marker-end="a1241" svg:stroke-opacity="100%" draw:stroke-linejoin="miter" svg:stroke-linecap="butt"/>
    </style:style>
    <style:style style:family="text" style:name="a12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0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draw:fill="none" draw:stroke="dash" draw:stroke-dash="a789" svg:stroke-width="0.00694in" svg:stroke-color="#7f7f7f" draw:marker-end="a790" svg:stroke-opacity="100%" draw:stroke-linejoin="miter" svg:stroke-linecap="butt"/>
    </style:style>
    <style:style style:family="graphic" style:name="a794">
      <style:graphic-properties draw:fill="none" draw:stroke="dash" draw:stroke-dash="a792" svg:stroke-width="0.00694in" svg:stroke-color="#7f7f7f" draw:marker-end="a793" svg:stroke-opacity="100%" draw:stroke-linejoin="miter" svg:stroke-linecap="butt"/>
    </style:style>
    <style:style style:family="text" style:name="a7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5cc5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a5c77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draw:fill="none" draw:stroke="solid" svg:stroke-width="0.00694in" svg:stroke-color="#4472c4" draw:marker-end="a1101" svg:stroke-opacity="100%" draw:stroke-linejoin="miter" svg:stroke-linecap="butt"/>
    </style:style>
    <style:style style:family="graphic" style:name="a1103" style:parent-style-name="Graphics">
      <style:graphic-properties draw:fill="none" draw:stroke="none"/>
    </style:style>
    <style:style style:family="graphic" style:name="a1105">
      <style:graphic-properties draw:fill="none" draw:stroke="solid" svg:stroke-width="0.00694in" svg:stroke-color="#4472c4" draw:marker-end="a1104" svg:stroke-opacity="100%" draw:stroke-linejoin="miter" svg:stroke-linecap="butt"/>
    </style:style>
    <style:style style:family="text" style:name="a11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117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11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119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651">
      <style:graphic-properties draw:fill="none" draw:stroke="solid" svg:stroke-width="0.00694in" svg:stroke-color="#ed7d31" draw:marker-end="a650" svg:stroke-opacity="100%" draw:stroke-linejoin="miter" svg:stroke-linecap="butt"/>
    </style:style>
    <style:style style:family="text" style:name="a6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6ec8e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a9a9a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a9a9a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df686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86">
      <style:graphic-properties draw:fill="none" draw:stroke="dash" draw:stroke-dash="a685" svg:stroke-width="0.00694in" svg:stroke-color="#7f7f7f" svg:stroke-opacity="100%" draw:stroke-linejoin="miter" svg:stroke-linecap="butt"/>
    </style:style>
    <style:style style:family="graphic" style:name="a688">
      <style:graphic-properties draw:fill="none" draw:stroke="dash" draw:stroke-dash="a687" svg:stroke-width="0.00694in" svg:stroke-color="#7f7f7f" svg:stroke-opacity="100%" draw:stroke-linejoin="miter" svg:stroke-linecap="butt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69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draw:fill="none" draw:stroke="dash" draw:stroke-dash="a1158" svg:stroke-width="0.00694in" svg:stroke-color="#7f7f7f" draw:marker-end="a1159" svg:stroke-opacity="100%" draw:stroke-linejoin="miter" svg:stroke-linecap="butt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6">
      <style:graphic-properties draw:fill="none" draw:stroke="dash" draw:stroke-dash="a545" svg:stroke-width="0.00694in" svg:stroke-color="#7f7f7f" svg:stroke-opacity="100%" draw:stroke-linejoin="miter" svg:stroke-linecap="butt"/>
    </style:style>
    <style:style style:family="graphic" style:name="a548">
      <style:graphic-properties draw:fill="none" draw:stroke="dash" draw:stroke-dash="a547" svg:stroke-width="0.00694in" svg:stroke-color="#7f7f7f" svg:stroke-opacity="100%" draw:stroke-linejoin="miter" svg:stroke-linecap="butt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5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72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73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74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76">
      <style:graphic-properties draw:fill="none" draw:stroke="dash" draw:stroke-dash="a575" svg:stroke-width="0.00694in" svg:stroke-color="#7f7f7f" svg:stroke-opacity="100%" draw:stroke-linejoin="miter" svg:stroke-linecap="butt"/>
    </style:style>
    <style:style style:family="graphic" style:name="a578">
      <style:graphic-properties draw:fill="none" draw:stroke="dash" draw:stroke-dash="a577" svg:stroke-width="0.00694in" svg:stroke-color="#7f7f7f" svg:stroke-opacity="100%" draw:stroke-linejoin="miter" svg:stroke-linecap="butt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2">
      <style:graphic-properties draw:fill="none" draw:stroke="solid" svg:stroke-width="0.00694in" svg:stroke-color="#4472c4" draw:marker-end="a901" svg:stroke-opacity="100%" draw:stroke-linejoin="miter" svg:stroke-linecap="butt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none" draw:stroke="solid" svg:stroke-width="0.00694in" svg:stroke-color="#4472c4" draw:marker-end="a1044" svg:stroke-opacity="100%" draw:stroke-linejoin="miter" svg:stroke-linecap="butt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dash" draw:stroke-dash="a579" svg:stroke-width="0.00694in" svg:stroke-color="#7f7f7f" svg:stroke-opacity="100%" draw:stroke-linejoin="miter" svg:stroke-linecap="butt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draw:fill="none" draw:stroke="solid" svg:stroke-width="0.00694in" svg:stroke-color="#00b050" draw:marker-end="a913" svg:stroke-opacity="100%" draw:stroke-linejoin="miter" svg:stroke-linecap="butt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97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9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599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106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92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929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draw:fill="none" draw:stroke="solid" svg:stroke-width="0.00694in" svg:stroke-color="#7f7f7f" draw:marker-end="a1082" svg:stroke-opacity="100%" draw:stroke-linejoin="miter" svg:stroke-linecap="butt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0694in" svg:stroke-color="#00b050" draw:marker-end="a1090" svg:stroke-opacity="100%" draw:stroke-linejoin="miter" svg:stroke-linecap="butt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none" draw:stroke="dash" draw:stroke-dash="a955" svg:stroke-width="0.00694in" svg:stroke-color="#7f7f7f" draw:marker-end="a956" svg:stroke-opacity="100%" draw:stroke-linejoin="miter" svg:stroke-linecap="butt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4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8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88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ffff33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svg:stroke-opacity="100%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draw:fill="none" draw:stroke="solid" svg:stroke-width="0.00694in" svg:stroke-color="#4472c4" draw:marker-end="a1300" svg:stroke-opacity="100%" draw:stroke-linejoin="miter" svg:stroke-linecap="butt"/>
    </style:style>
    <style:style style:family="graphic" style:name="a1302" style:parent-style-name="Graphics">
      <style:graphic-properties draw:fill="none" draw:stroke="none"/>
    </style:style>
    <style:style style:family="graphic" style:name="a1304">
      <style:graphic-properties draw:fill="none" draw:stroke="solid" svg:stroke-width="0.00694in" svg:stroke-color="#4472c4" draw:marker-end="a1303" svg:stroke-opacity="100%" draw:stroke-linejoin="miter" svg:stroke-linecap="butt"/>
    </style:style>
    <style:style style:family="text" style:name="a1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9">
      <style:graphic-properties draw:fill="none" draw:stroke="solid" svg:stroke-width="0.00694in" svg:stroke-color="#00b050" draw:marker-end="a1308" svg:stroke-opacity="100%" draw:stroke-linejoin="miter" svg:stroke-linecap="butt"/>
    </style:style>
    <style:style style:family="text" style:name="a8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315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323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331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851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59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65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854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71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68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857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  <text:list-style style:name="a1062">
      <text:list-level-style-number text:level="1" style:num-format="a" style:num-letter-sync="true" style:num-suffix=")">
        <style:list-level-properties text:space-before="0in" text:min-label-width="0.25in"/>
        <style:text-properties fo:font-size="100%"/>
      </text:list-level-style-number>
      <text:list-level-style-number text:level="2" style:num-format="a" style:num-letter-sync="true" style:num-suffix=")">
        <style:list-level-properties text:space-before="0.5in" text:min-label-width="0.25in"/>
        <style:text-properties fo:font-size="100%"/>
      </text:list-level-style-number>
      <text:list-level-style-number text:level="3" style:num-format="a" style:num-letter-sync="true" style:num-suffix=")">
        <style:list-level-properties text:space-before="1in" text:min-label-width="0.25in"/>
        <style:text-properties fo:font-size="100%"/>
      </text:list-level-style-number>
      <text:list-level-style-number text:level="4" style:num-format="a" style:num-letter-sync="true" style:num-suffix=")">
        <style:list-level-properties text:space-before="1.5in" text:min-label-width="0.25in"/>
        <style:text-properties fo:font-size="100%"/>
      </text:list-level-style-number>
      <text:list-level-style-number text:level="5" style:num-format="a" style:num-letter-sync="true" style:num-suffix=")">
        <style:list-level-properties text:space-before="2in" text:min-label-width="0.25in"/>
        <style:text-properties fo:font-size="100%"/>
      </text:list-level-style-number>
      <text:list-level-style-number text:level="6" style:num-format="a" style:num-letter-sync="true" style:num-suffix=")">
        <style:list-level-properties text:space-before="2.5in" text:min-label-width="0.25in"/>
        <style:text-properties fo:font-size="100%"/>
      </text:list-level-style-number>
      <text:list-level-style-number text:level="7" style:num-format="a" style:num-letter-sync="true" style:num-suffix=")">
        <style:list-level-properties text:space-before="3in" text:min-label-width="0.25in"/>
        <style:text-properties fo:font-size="100%"/>
      </text:list-level-style-number>
      <text:list-level-style-number text:level="8" style:num-format="a" style:num-letter-sync="true" style:num-suffix=")">
        <style:list-level-properties text:space-before="3.5in" text:min-label-width="0.25in"/>
        <style:text-properties fo:font-size="100%"/>
      </text:list-level-style-number>
      <text:list-level-style-number text:level="9" style:num-format="a" style:num-letter-sync="true" style:num-suffix=")">
        <style:list-level-properties text:space-before="4in" text:min-label-width="0.25in"/>
        <style:text-properties fo:font-size="100%"/>
      </text:list-level-style-number>
    </text:list-style>
  </office:automatic-styles>
  <office:body>
    <office:presentation>
      <draw:page draw:name="Slide4" draw:style-name="a395" draw:master-page-name="Master1-Layout2-obj-Title-and-Content" presentation:presentation-page-layout-name="Master1-PPL2" draw:id="Slide-259">
        <draw:frame draw:id="id75" draw:style-name="a399" draw:name="TextBox 3" svg:x="0in" svg:y="7.0875in" svg:width="13.33333in" svg:height="0.40391in">
          <draw:text-box>
            <text:p text:style-name="a398" text:class-names="" text:cond-style-name=""><text:span text:style-name="a396" text:class-names=""><text:a xlink:href="https://oedb.org/ilibrarian/hacking-knowledge/" text:style-name="" text:visited-style-name="">https://oedb.org/ilibrarian/hacking-knowledge/</text:a></text:span><text:span text:style-name="a397" text:class-names=""/></text:p>
          </draw:text-box>
          <svg:title/>
          <svg:desc/>
        </draw:frame>
        <draw:frame draw:id="id76" draw:style-name="a402" draw:name="TextBox 4" svg:x="0in" svg:y="0in" svg:width="2.13636in" svg:height="0.40391in">
          <draw:text-box>
            <text:p text:style-name="a401" text:class-names="" text:cond-style-name=""><text:span text:style-name="a400" text:class-names="">Learning</text:span></text:p>
          </draw:text-box>
          <svg:title/>
          <svg:desc/>
        </draw:frame>
        <draw:frame draw:id="id77" draw:style-name="a405" draw:name="TextBox 5" svg:x="0.4125in" svg:y="0.5625in" svg:width="7.55in" svg:height="0.40391in">
          <draw:text-box>
            <text:p text:style-name="a404" text:class-names="" text:cond-style-name=""><text:span text:style-name="a403" text:class-names="">Hacking Knowledge: 74 Tips on How to Learn Faster, Deeper, and Better</text:span></text:p>
          </draw:text-box>
          <svg:title/>
          <svg:desc/>
        </draw:frame>
        <draw:custom-shape svg:x="6.10625in" svg:y="3.75in" svg:width="1.12083in" svg:height="0.60301in" draw:id="id78" draw:style-name="a408" draw:name="Oval 6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9" draw:style-name="a411" draw:name="TextBox 7" svg:x="6.04167in" svg:y="3.825in" svg:width="1.25in" svg:height="0.40391in">
          <draw:text-box>
            <text:p text:style-name="a410" text:class-names="" text:cond-style-name=""><text:span text:style-name="a409" text:class-names="">Learning</text:span></text:p>
          </draw:text-box>
          <svg:title/>
          <svg:desc/>
        </draw:frame>
        <draw:custom-shape svg:x="6.43606in" svg:y="1.77712in" svg:width="1.12083in" svg:height="0.60301in" draw:id="id80" draw:style-name="a414" draw:name="Oval 8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1" draw:style-name="a417" draw:name="TextBox 9" svg:x="6.37148in" svg:y="1.85212in" svg:width="1.25in" svg:height="0.40391in">
          <draw:text-box>
            <text:p text:style-name="a416" text:class-names="" text:cond-style-name=""><text:span text:style-name="a415" text:class-names="">Health</text:span></text:p>
          </draw:text-box>
          <svg:title/>
          <svg:desc/>
        </draw:frame>
        <draw:custom-shape svg:x="7.90937in" svg:y="2.49377in" svg:width="1.12083in" svg:height="0.60301in" draw:id="id82" draw:style-name="a420" draw:name="Oval 10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3" draw:style-name="a423" draw:name="TextBox 11" svg:x="7.84479in" svg:y="2.56877in" svg:width="1.25in" svg:height="0.40391in">
          <draw:text-box>
            <text:p text:style-name="a422" text:class-names="" text:cond-style-name=""><text:span text:style-name="a421" text:class-names="">Balance</text:span></text:p>
          </draw:text-box>
          <svg:title/>
          <svg:desc/>
        </draw:frame>
        <draw:custom-shape svg:x="8.1618in" svg:y="3.72545in" svg:width="1.33819in" svg:height="0.60301in" draw:id="id84" draw:style-name="a426" draw:name="Oval 12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5" draw:style-name="a429" draw:name="TextBox 13" svg:x="8.09722in" svg:y="3.80045in" svg:width="1.40278in" svg:height="0.40391in">
          <draw:text-box>
            <text:p text:style-name="a428" text:class-names="" text:cond-style-name=""><text:span text:style-name="a427" text:class-names="">Perspective</text:span></text:p>
          </draw:text-box>
          <svg:title/>
          <svg:desc/>
        </draw:frame>
        <draw:custom-shape svg:x="8.1618in" svg:y="4.60079in" svg:width="1.33819in" svg:height="0.60301in" draw:id="id86" draw:style-name="a432" draw:name="Oval 14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7" draw:style-name="a435" draw:name="TextBox 15" svg:x="8.09722in" svg:y="4.67579in" svg:width="1.40278in" svg:height="0.40391in">
          <draw:text-box>
            <text:p text:style-name="a434" text:class-names="" text:cond-style-name=""><text:span text:style-name="a433" text:class-names="">Focus</text:span></text:p>
          </draw:text-box>
          <svg:title/>
          <svg:desc/>
        </draw:frame>
        <draw:custom-shape svg:x="7.22708in" svg:y="5.39355in" svg:width="1.33819in" svg:height="0.60301in" draw:id="id88" draw:style-name="a438" draw:name="Oval 16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9" draw:style-name="a441" draw:name="TextBox 17" svg:x="7.17639in" svg:y="5.3279in" svg:width="1.40278in" svg:height="0.70684in">
          <draw:text-box>
            <text:p text:style-name="a440" text:class-names="" text:cond-style-name=""><text:span text:style-name="a439" text:class-names="">Recall Techniques</text:span></text:p>
          </draw:text-box>
          <svg:title/>
          <svg:desc/>
        </draw:frame>
        <draw:custom-shape svg:x="5.50625in" svg:y="5.60915in" svg:width="1.33819in" svg:height="0.60301in" draw:id="id90" draw:style-name="a444" draw:name="Oval 18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1" draw:style-name="a447" draw:name="TextBox 19" svg:x="5.47396in" svg:y="5.69505in" svg:width="1.40278in" svg:height="0.40391in">
          <draw:text-box>
            <text:p text:style-name="a446" text:class-names="" text:cond-style-name=""><text:span text:style-name="a445" text:class-names="">Visual Aids</text:span></text:p>
          </draw:text-box>
          <svg:title/>
          <svg:desc/>
        </draw:frame>
        <draw:custom-shape svg:x="3.98594in" svg:y="5.2035in" svg:width="1.33819in" svg:height="0.60301in" draw:id="id92" draw:style-name="a450" draw:name="Oval 20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3" draw:style-name="a453" draw:name="TextBox 21" svg:x="3.92135in" svg:y="5.15159in" svg:width="1.40278in" svg:height="0.70684in">
          <draw:text-box>
            <text:p text:style-name="a452" text:class-names="" text:cond-style-name=""><text:span text:style-name="a451" text:class-names="">Verbal Techniques</text:span></text:p>
          </draw:text-box>
          <svg:title/>
          <svg:desc/>
        </draw:frame>
        <draw:custom-shape svg:x="3.34913in" svg:y="4.46089in" svg:width="1.33819in" svg:height="0.60301in" draw:id="id94" draw:style-name="a456" draw:name="Oval 22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5" draw:style-name="a459" draw:name="TextBox 23" svg:x="3.28455in" svg:y="4.40898in" svg:width="1.40278in" svg:height="0.70684in">
          <draw:text-box>
            <text:p text:style-name="a458" text:class-names="" text:cond-style-name=""><text:span text:style-name="a457" text:class-names="">Auditory Techniques</text:span></text:p>
          </draw:text-box>
          <svg:title/>
          <svg:desc/>
        </draw:frame>
        <draw:custom-shape svg:x="3.35191in" svg:y="3.55482in" svg:width="1.33819in" svg:height="0.60301in" draw:id="id96" draw:style-name="a462" draw:name="Oval 24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7" draw:style-name="a465" draw:name="TextBox 25" svg:x="3.28733in" svg:y="3.5029in" svg:width="1.40278in" svg:height="0.70684in">
          <draw:text-box>
            <text:p text:style-name="a464" text:class-names="" text:cond-style-name=""><text:span text:style-name="a463" text:class-names="">Kinesthetic Techniques</text:span></text:p>
          </draw:text-box>
          <svg:title/>
          <svg:desc/>
        </draw:frame>
        <draw:custom-shape svg:x="4.10573in" svg:y="2.77866in" svg:width="1.33819in" svg:height="0.60301in" draw:id="id98" draw:style-name="a468" draw:name="Oval 26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9" draw:style-name="a471" draw:name="TextBox 27" svg:x="4.04115in" svg:y="2.51841in" svg:width="1.40278in" svg:height="1.00977in">
          <draw:text-box>
            <text:p text:style-name="a470" text:class-names="" text:cond-style-name=""><text:span text:style-name="a469" text:class-names="">Self-Motivation Techniques</text:span></text:p>
          </draw:text-box>
          <svg:title/>
          <svg:desc/>
        </draw:frame>
        <draw:custom-shape svg:x="4.77326in" svg:y="1.8232in" svg:width="1.33819in" svg:height="0.60301in" draw:id="id100" draw:style-name="a474" draw:name="Oval 28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1" draw:style-name="a477" draw:name="TextBox 29" svg:x="4.57222in" svg:y="1.76996in" svg:width="1.70799in" svg:height="0.70684in">
          <draw:text-box>
            <text:p text:style-name="a476" text:class-names="" text:cond-style-name=""><text:span text:style-name="a475" text:class-names="">Supplemental Techniques</text:span></text:p>
          </draw:text-box>
          <svg:title/>
          <svg:desc/>
        </draw:frame>
        <draw:connector draw:type="line" svg:x1="6.66667in" svg:y1="3.825in" draw:start-shape="id79" draw:start-glue-point="0" svg:x2="6.99648in" svg:y2="2.38013in" draw:end-shape="id80" draw:end-glue-point="2" draw:id="id102" draw:style-name="a478" draw:name="Straight Connector 31">
          <svg:title/>
          <svg:desc/>
        </draw:connector>
        <draw:connector draw:type="line" svg:x1="6.99648in" svg:y1="3.825in" svg:x2="8.07352in" svg:y2="3.00847in" draw:end-shape="id82" draw:end-glue-point="5" draw:id="id103" draw:style-name="a479" draw:name="Straight Connector 33">
          <svg:title/>
          <svg:desc/>
        </draw:connector>
        <draw:connector draw:type="line" svg:x1="7.29167in" svg:y1="4.02695in" draw:start-shape="id79" draw:start-glue-point="1" svg:x2="8.09722in" svg:y2="4.0024in" draw:end-shape="id85" draw:end-glue-point="3" draw:id="id104" draw:style-name="a480" draw:name="Straight Connector 35">
          <svg:title/>
          <svg:desc/>
        </draw:connector>
        <draw:connector draw:type="line" svg:x1="7.06294in" svg:y1="4.2647in" draw:start-shape="id78" draw:start-glue-point="6" svg:x2="8.09722in" svg:y2="4.87774in" draw:end-shape="id87" draw:end-glue-point="3" draw:id="id105" draw:style-name="a481" draw:name="Straight Connector 37">
          <svg:title/>
          <svg:desc/>
        </draw:connector>
        <draw:connector draw:type="line" svg:x1="6.66667in" svg:y1="4.35301in" draw:start-shape="id78" draw:start-glue-point="2" svg:x2="7.41424in" svg:y2="5.47656in" draw:id="id106" draw:style-name="a482" draw:name="Straight Connector 39">
          <svg:title/>
          <svg:desc/>
        </draw:connector>
        <draw:connector draw:type="line" svg:x1="6.66667in" svg:y1="4.35301in" draw:start-shape="id78" draw:start-glue-point="2" svg:x2="6.28021in" svg:y2="5.59379in" draw:id="id107" draw:style-name="a483" draw:name="Straight Connector 41">
          <svg:title/>
          <svg:desc/>
        </draw:connector>
        <draw:connector draw:type="line" svg:x1="6.27039in" svg:y1="4.2647in" draw:start-shape="id78" draw:start-glue-point="5" svg:x2="5.01927in" svg:y2="5.26944in" draw:id="id108" draw:style-name="a484" draw:name="Straight Connector 43">
          <svg:title/>
          <svg:desc/>
        </draw:connector>
        <draw:connector draw:type="line" svg:x1="6.04167in" svg:y1="4.02695in" draw:start-shape="id79" draw:start-glue-point="3" svg:x2="4.68733in" svg:y2="4.76239in" draw:end-shape="id95" draw:end-glue-point="1" draw:id="id109" draw:style-name="a485" draw:name="Straight Connector 45">
          <svg:title/>
          <svg:desc/>
        </draw:connector>
        <draw:connector draw:type="line" svg:x1="6.04167in" svg:y1="4.02695in" draw:start-shape="id79" draw:start-glue-point="3" svg:x2="4.69011in" svg:y2="3.85632in" draw:end-shape="id97" draw:end-glue-point="1" draw:id="id110" draw:style-name="a486" draw:name="Straight Connector 47">
          <svg:title/>
          <svg:desc/>
        </draw:connector>
        <draw:connector draw:type="line" svg:x1="6.21311in" svg:y1="3.85632in" svg:x2="5.39818in" svg:y2="3.19342in" draw:id="id111" draw:style-name="a487" draw:name="Straight Connector 49">
          <svg:title/>
          <svg:desc/>
        </draw:connector>
        <draw:connector draw:type="line" svg:x1="6.43606in" svg:y1="3.773in" svg:x2="5.72778in" svg:y2="2.40426in" draw:id="id112" draw:style-name="a488" draw:name="Straight Connector 51">
          <svg:title/>
          <svg:desc/>
        </draw:connector>
      </draw:page>
      <draw:page draw:name="Slide1" draw:style-name="a489" draw:master-page-name="Master1-Layout1-title-Title-Slide" presentation:presentation-page-layout-name="Master1-PPL1" draw:id="Slide-256">
        <draw:frame draw:id="id113" draw:style-name="a492" draw:name="TextBox 3" svg:x="0in" svg:y="0in" svg:width="2.13636in" svg:height="0.40391in">
          <draw:text-box>
            <text:p text:style-name="a491" text:class-names="" text:cond-style-name=""><text:span text:style-name="a490" text:class-names="">Learning</text:span></text:p>
          </draw:text-box>
          <svg:title/>
          <svg:desc/>
        </draw:frame>
        <draw:frame draw:id="id114" draw:style-name="a495" draw:name="TextBox 4" svg:x="0.40909in" svg:y="0.49482in" svg:width="1.92045in" svg:height="0.40391in">
          <draw:text-box>
            <text:p text:style-name="a494" text:class-names="" text:cond-style-name=""><text:span text:style-name="a493" text:class-names="">Step 1: Initiative</text:span></text:p>
          </draw:text-box>
          <svg:title/>
          <svg:desc/>
        </draw:frame>
        <draw:frame draw:id="id115" draw:style-name="a498" draw:name="TextBox 5" svg:x="2.32954in" svg:y="0.89872in" svg:width="2.40216in" svg:height="0.40391in">
          <draw:text-box>
            <text:p text:style-name="a497" text:class-names="" text:cond-style-name=""><text:span text:style-name="a496" text:class-names="">Master Programming</text:span></text:p>
          </draw:text-box>
          <svg:title/>
          <svg:desc/>
        </draw:frame>
        <draw:frame draw:id="id116" draw:style-name="a501" draw:name="TextBox 6" svg:x="8.42308in" svg:y="0.00199in" svg:width="4.91026in" svg:height="0.40391in">
          <draw:text-box>
            <text:p text:style-name="a500" text:class-names="" text:cond-style-name=""><text:span text:style-name="a499" text:class-names="">Planning Your Minimum Viable Product (MVP)</text:span></text:p>
          </draw:text-box>
          <svg:title/>
          <svg:desc/>
        </draw:frame>
        <draw:frame draw:id="id117" draw:style-name="a504" draw:name="TextBox 7" svg:x="8.39744in" svg:y="0.35273in" svg:width="4.61538in" svg:height="0.33659in">
          <draw:text-box>
            <text:p text:style-name="a503" text:class-names="" text:cond-style-name=""><text:span text:style-name="a502" text:class-names="">1. Identify and Understand The Business Needs</text:span></text:p>
          </draw:text-box>
          <svg:title/>
          <svg:desc/>
        </draw:frame>
        <draw:frame draw:id="id118" draw:style-name="a515" draw:name="TextBox 8" svg:x="8.54333in" svg:y="0.67802in" svg:width="4.79001in" svg:height="1.11074in">
          <draw:text-box>
            <text:p text:style-name="a506" text:class-names="" text:cond-style-name=""><text:span text:style-name="a505" text:class-names="">a) Determine the long-term goal of the product or service and write it down</text:span></text:p>
            <text:p text:style-name="a508" text:class-names="" text:cond-style-name=""><text:span text:style-name="a507" text:class-names=""/></text:p>
            <text:p text:style-name="a510" text:class-names="" text:cond-style-name=""><text:span text:style-name="a509" text:class-names="">b) Answer the question “Why are we doing this project?”</text:span></text:p>
            <text:p text:style-name="a512" text:class-names="" text:cond-style-name=""><text:span text:style-name="a511" text:class-names=""/></text:p>
            <text:p text:style-name="a514" text:class-names="" text:cond-style-name=""><text:span text:style-name="a513" text:class-names="">c) Identify the success criteria that will indicate whether or not the product or service is successful</text:span></text:p>
          </draw:text-box>
          <svg:title/>
          <svg:desc/>
        </draw:frame>
        <draw:custom-shape svg:x="7.71198in" svg:y="0.37965in" svg:width="0.7299in" svg:height="1.37136in" draw:id="id119" draw:style-name="a518" draw:name="Left Brace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20" draw:style-name="a521" draw:name="TextBox 10" svg:x="0.40909in" svg:y="1.87739in" svg:width="3.24242in" svg:height="0.40391in">
          <draw:text-box>
            <text:p text:style-name="a520" text:class-names="" text:cond-style-name=""><text:span text:style-name="a519" text:class-names="">Step 2: Use Case(s) Diagram</text:span></text:p>
          </draw:text-box>
          <svg:title/>
          <svg:desc/>
        </draw:frame>
        <draw:custom-shape svg:x="2.32954in" svg:y="2.56818in" svg:width="5.5338in" svg:height="4.51475in" draw:id="id121" draw:style-name="a524" draw:name="Rectangle 11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527" draw:name="TextBox 12" svg:x="2.32954in" svg:y="2.57955in" svg:width="2.40216in" svg:height="0.40391in">
          <draw:text-box>
            <text:p text:style-name="a526" text:class-names="" text:cond-style-name=""><text:span text:style-name="a525" text:class-names="">Master Programming</text:span></text:p>
          </draw:text-box>
          <svg:title/>
          <svg:desc/>
        </draw:frame>
        <draw:custom-shape svg:x="3.06732in" svg:y="3.5342in" svg:width="1.12808in" svg:height="0.40391in" draw:id="id123" draw:style-name="a530" draw:name="Oval 13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07976in" svg:y="4.23621in" svg:width="1.12465in" svg:height="0.40391in" draw:id="id124" draw:style-name="a533" draw:name="Oval 15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6" draw:id="id125">
          <svg:title/>
          <svg:desc/>
          <draw:custom-shape svg:x="1.07386in" svg:y="3.47155in" svg:width="0.20455in" svg:height="0.19837in" draw:id="id150" draw:style-name="a595" draw:name="Oval 17">
            <svg:title/>
            <svg:desc/>
            <text:p text:style-name="a594" text:class-names="" text:cond-style-name=""><text:span text:style-name="a59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875in" svg:y1="3.95001in" svg:x2="1.17614in" svg:y2="3.66991in" draw:end-shape="id150" draw:end-glue-point="2" draw:id="id151" draw:style-name="a596" draw:name="Straight Connector 18">
            <svg:title/>
            <svg:desc/>
          </draw:connector>
          <draw:connector draw:type="line" svg:x1="1.07386in" svg:y1="4.1131in" svg:x2="1.1875in" svg:y2="3.95001in" draw:id="id152" draw:style-name="a597" draw:name="Straight Connector 19">
            <svg:title/>
            <svg:desc/>
          </draw:connector>
          <draw:connector draw:type="line" svg:x1="1.36932in" svg:y1="4.1131in" svg:x2="1.1875in" svg:y2="3.95001in" draw:id="id153" draw:style-name="a598" draw:name="Straight Connector 20">
            <svg:title/>
            <svg:desc/>
          </draw:connector>
          <draw:connector draw:type="line" svg:x1="1.00568in" svg:y1="3.77955in" svg:x2="1.1875in" svg:y2="3.84037in" draw:id="id154" draw:style-name="a599" draw:name="Straight Connector 21">
            <svg:title/>
            <svg:desc/>
          </draw:connector>
          <draw:connector draw:type="line" svg:x1="1.36932in" svg:y1="3.76082in" svg:x2="1.1875in" svg:y2="3.84037in" draw:id="id155" draw:style-name="a600" draw:name="Straight Connector 22">
            <svg:title/>
            <svg:desc/>
          </draw:connector>
        </draw:g>
        <draw:frame draw:id="id126" draw:style-name="a538" draw:name="TextBox 37" svg:x="0.84659in" svg:y="4.08799in" svg:width="0.78409in" svg:height="0.43757in">
          <draw:text-box>
            <text:p text:style-name="a535" text:class-names="" text:cond-style-name=""><text:span text:style-name="a534" text:class-names="">Learner</text:span></text:p>
            <text:p text:style-name="a537" text:class-names="" text:cond-style-name=""><text:span text:style-name="a536" text:class-names="">[Persona]</text:span></text:p>
          </draw:text-box>
          <svg:title/>
          <svg:desc/>
        </draw:frame>
        <draw:frame draw:id="id127" draw:style-name="a541" draw:name="TextBox 40" svg:x="3.03788in" svg:y="3.52105in" svg:width="1.15752in" svg:height="0.43757in">
          <draw:text-box>
            <text:p text:style-name="a540" text:class-names="" text:cond-style-name=""><text:span text:style-name="a539" text:class-names="">UC: Master JavaScript</text:span></text:p>
          </draw:text-box>
          <svg:title/>
          <svg:desc/>
        </draw:frame>
        <draw:frame draw:id="id128" draw:style-name="a544" draw:name="TextBox 42" svg:x="3.07633in" svg:y="4.30352in" svg:width="1.12808in" svg:height="0.26927in">
          <draw:text-box>
            <text:p text:style-name="a543" text:class-names="" text:cond-style-name=""><text:span text:style-name="a542" text:class-names="">UC: XXX</text:span></text:p>
          </draw:text-box>
          <svg:title/>
          <svg:desc/>
        </draw:frame>
        <draw:connector draw:type="line" svg:x1="1.36932in" svg:y1="3.76016in" svg:x2="3.06732in" svg:y2="3.73615in" draw:end-shape="id123" draw:end-glue-point="3" draw:id="id129" draw:style-name="a546" draw:name="Straight Connector 44">
          <svg:title/>
          <svg:desc/>
        </draw:connector>
        <draw:connector draw:type="line" svg:x1="1.39583in" svg:y1="3.76016in" svg:x2="3.07976in" svg:y2="4.43816in" draw:end-shape="id124" draw:end-glue-point="3" draw:id="id130" draw:style-name="a548" draw:name="Straight Connector 45">
          <svg:title/>
          <svg:desc/>
        </draw:connector>
        <draw:g draw:name="Group 46" draw:id="id131">
          <svg:title/>
          <svg:desc/>
          <draw:custom-shape svg:x="6.45227in" svg:y="2.81888in" svg:width="1.19708in" svg:height="0.46068in" draw:id="id148" draw:style-name="a587" draw:name="Oval 47">
            <svg:title/>
            <svg:desc/>
            <text:p text:style-name="a586" text:class-names="" text:cond-style-name=""><text:span text:style-name="a58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49" draw:style-name="a592" draw:name="TextBox 48" svg:x="6.44077in" svg:y="2.73914in" svg:width="1.25649in" svg:height="0.60586in">
            <draw:text-box>
              <text:p text:style-name="a589" text:class-names="" text:cond-style-name=""><text:span text:style-name="a588" text:class-names="">Master Programming</text:span></text:p>
              <text:p text:style-name="a591" text:class-names="" text:cond-style-name=""><text:span text:style-name="a590" text:class-names="">{abstract}</text:span></text:p>
            </draw:text-box>
            <svg:title/>
            <svg:desc/>
          </draw:frame>
        </draw:g>
        <draw:custom-shape svg:x="6.97349in" svg:y="3.27196in" svg:width="0.16667in" svg:height="0.20825in" draw:id="id132" draw:style-name="a551" draw:name="Isosceles Triangle 49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standard" svg:x1="4.1954in" svg:y1="3.73615in" draw:start-shape="id123" draw:start-glue-point="1" svg:x2="7.05682in" svg:y2="3.48021in" draw:end-shape="id132" draw:end-glue-point="7" draw:id="id133" draw:style-name="a552" draw:name="Connector: Elbow 50">
          <svg:title/>
          <svg:desc/>
        </draw:connector>
        <draw:connector draw:type="standard" svg:x1="4.20441in" svg:y1="4.43816in" draw:start-shape="id124" draw:start-glue-point="1" svg:x2="7.05682in" svg:y2="3.48021in" draw:end-shape="id132" draw:end-glue-point="7" draw:id="id134" draw:style-name="a553" draw:name="Connector: Elbow 52">
          <svg:title/>
          <svg:desc/>
        </draw:connector>
        <draw:custom-shape svg:x="3.10558in" svg:y="4.78316in" svg:width="1.12465in" svg:height="0.40391in" draw:id="id135" draw:style-name="a556" draw:name="Oval 53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6" draw:style-name="a559" draw:name="TextBox 54" svg:x="3.10215in" svg:y="4.85047in" svg:width="1.12808in" svg:height="0.26927in">
          <draw:text-box>
            <text:p text:style-name="a558" text:class-names="" text:cond-style-name=""><text:span text:style-name="a557" text:class-names="">UC: XXX</text:span></text:p>
          </draw:text-box>
          <svg:title/>
          <svg:desc/>
        </draw:frame>
        <draw:custom-shape svg:x="3.1314in" svg:y="5.37236in" svg:width="1.12465in" svg:height="0.40391in" draw:id="id137" draw:style-name="a562" draw:name="Oval 55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8" draw:style-name="a565" draw:name="TextBox 56" svg:x="3.12797in" svg:y="5.43968in" svg:width="1.12808in" svg:height="0.26927in">
          <draw:text-box>
            <text:p text:style-name="a564" text:class-names="" text:cond-style-name=""><text:span text:style-name="a563" text:class-names="">UC: XXX</text:span></text:p>
          </draw:text-box>
          <svg:title/>
          <svg:desc/>
        </draw:frame>
        <draw:custom-shape svg:x="3.14314in" svg:y="5.97565in" svg:width="1.12465in" svg:height="0.40391in" draw:id="id139" draw:style-name="a568" draw:name="Oval 57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0" draw:style-name="a571" draw:name="TextBox 58" svg:x="3.13971in" svg:y="6.04296in" svg:width="1.12808in" svg:height="0.26927in">
          <draw:text-box>
            <text:p text:style-name="a570" text:class-names="" text:cond-style-name=""><text:span text:style-name="a569" text:class-names="">UC: XXX</text:span></text:p>
          </draw:text-box>
          <svg:title/>
          <svg:desc/>
        </draw:frame>
        <draw:connector draw:type="standard" svg:x1="4.23023in" svg:y1="4.98511in" draw:start-shape="id136" draw:start-glue-point="1" svg:x2="7.05682in" svg:y2="3.48021in" draw:end-shape="id132" draw:end-glue-point="7" draw:id="id141" draw:style-name="a572" draw:name="Connector: Elbow 59">
          <svg:title/>
          <svg:desc/>
        </draw:connector>
        <draw:connector draw:type="standard" svg:x1="4.25605in" svg:y1="5.57431in" draw:start-shape="id138" draw:start-glue-point="1" svg:x2="7.05682in" svg:y2="3.48021in" draw:end-shape="id132" draw:end-glue-point="7" draw:id="id142" draw:style-name="a573" draw:name="Connector: Elbow 60">
          <svg:title/>
          <svg:desc/>
        </draw:connector>
        <draw:connector draw:type="standard" svg:x1="4.26778in" svg:y1="6.1776in" draw:start-shape="id139" draw:start-glue-point="1" svg:x2="7.05682in" svg:y2="3.48021in" draw:end-shape="id132" draw:end-glue-point="7" draw:id="id143" draw:style-name="a574" draw:name="Connector: Elbow 61">
          <svg:title/>
          <svg:desc/>
        </draw:connector>
        <draw:connector draw:type="line" svg:x1="1.48106in" svg:y1="3.76016in" svg:x2="3.10215in" svg:y2="4.98511in" draw:end-shape="id136" draw:end-glue-point="3" draw:id="id144" draw:style-name="a576" draw:name="Straight Connector 62">
          <svg:title/>
          <svg:desc/>
        </draw:connector>
        <draw:connector draw:type="line" svg:x1="1.4375in" svg:y1="3.76016in" svg:x2="3.12797in" svg:y2="5.57431in" draw:end-shape="id138" draw:end-glue-point="3" draw:id="id145" draw:style-name="a578" draw:name="Straight Connector 63">
          <svg:title/>
          <svg:desc/>
        </draw:connector>
        <draw:connector draw:type="line" svg:x1="1.48106in" svg:y1="3.77955in" svg:x2="3.13971in" svg:y2="6.1776in" draw:end-shape="id140" draw:end-glue-point="3" draw:id="id146" draw:style-name="a580" draw:name="Straight Connector 64">
          <svg:title/>
          <svg:desc/>
        </draw:connector>
        <draw:frame draw:id="id147" draw:style-name="a584" draw:name="TextBox 69" svg:x="6.66667in" svg:y="7.22009in" svg:width="6.66667in" svg:height="0.26927in">
          <draw:text-box>
            <text:p text:style-name="a583" text:class-names="" text:cond-style-name=""><text:span text:style-name="a581" text:class-names=""><text:a xlink:href="https://medium.com/@ClrMobile/planning-a-minimum-viable-product-a-step-by-step-guide-6f387d657870" text:style-name="" text:visited-style-name="">https://medium.com/@ClrMobile/planning-a-minimum-viable-product-a-step-by-step-guide-6f387d657870</text:a></text:span><text:span text:style-name="a582" text:class-names=""/></text:p>
          </draw:text-box>
          <svg:title/>
          <svg:desc/>
        </draw:frame>
      </draw:page>
      <draw:page draw:name="Slide2" draw:style-name="a601" draw:master-page-name="Master1-Layout7-blank-Blank" presentation:presentation-page-layout-name="Master1-PPL7" draw:id="Slide-257">
        <draw:custom-shape svg:x="1.43589in" svg:y="5.75947in" svg:width="2.07242in" svg:height="0.40391in" draw:id="id156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607" draw:name="TextBox 2" svg:x="0in" svg:y="0in" svg:width="2.13636in" svg:height="0.40391in">
          <draw:text-box>
            <text:p text:style-name="a606" text:class-names="" text:cond-style-name=""><text:span text:style-name="a605" text:class-names="">Learning</text:span></text:p>
          </draw:text-box>
          <svg:title/>
          <svg:desc/>
        </draw:frame>
        <draw:frame draw:id="id158" draw:style-name="a610" draw:name="TextBox 3" svg:x="0.40909in" svg:y="0.49482in" svg:width="3.78322in" svg:height="0.40391in">
          <draw:text-box>
            <text:p text:style-name="a609" text:class-names="" text:cond-style-name=""><text:span text:style-name="a608" text:class-names="">Step 3: Themes (previously Epics)</text:span></text:p>
          </draw:text-box>
          <svg:title/>
          <svg:desc/>
        </draw:frame>
        <draw:custom-shape svg:x="3.04753in" svg:y="1.95374in" svg:width="1.14616in" svg:height="0.40391in" draw:id="id159" draw:style-name="a613" draw:name="Oval 62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60" draw:style-name="a616" draw:name="TextBox 63" svg:x="1.40879in" svg:y="5.77095in" svg:width="2.02871in" svg:height="0.40391in">
          <draw:text-box>
            <text:p text:style-name="a615" text:class-names="" text:cond-style-name=""><text:span text:style-name="a614" text:class-names="">Master JavaScript</text:span></text:p>
          </draw:text-box>
          <svg:title/>
          <svg:desc/>
        </draw:frame>
        <draw:custom-shape svg:x="5.35833in" svg:y="5.75947in" svg:width="1.49389in" svg:height="0.40391in" draw:id="id161" draw:style-name="a619" draw:name="Rectangle 66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draw:style-name="a622" draw:name="TextBox 67" svg:x="5.33123in" svg:y="5.77095in" svg:width="1.49389in" svg:height="0.40391in">
          <draw:text-box>
            <text:p text:style-name="a621" text:class-names="" text:cond-style-name=""><text:span text:style-name="a620" text:class-names="">xxx</text:span></text:p>
          </draw:text-box>
          <svg:title/>
          <svg:desc/>
        </draw:frame>
        <draw:custom-shape svg:x="7.06346in" svg:y="5.75947in" svg:width="1.20428in" svg:height="0.40391in" draw:id="id163" draw:style-name="a625" draw:name="Rectangle 68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628" draw:name="TextBox 69" svg:x="7.03636in" svg:y="5.77095in" svg:width="1.20428in" svg:height="0.40391in">
          <draw:text-box>
            <text:p text:style-name="a627" text:class-names="" text:cond-style-name=""><text:span text:style-name="a626" text:class-names="">xxx</text:span></text:p>
          </draw:text-box>
          <svg:title/>
          <svg:desc/>
        </draw:frame>
        <draw:custom-shape svg:x="9.93525in" svg:y="5.75947in" svg:width="1.21795in" svg:height="0.40391in" draw:id="id165" draw:style-name="a631" draw:name="Rectangle 70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634" draw:name="TextBox 71" svg:x="9.90814in" svg:y="5.77095in" svg:width="1.24506in" svg:height="0.40391in">
          <draw:text-box>
            <text:p text:style-name="a633" text:class-names="" text:cond-style-name=""><text:span text:style-name="a632" text:class-names="">xxx</text:span></text:p>
          </draw:text-box>
          <svg:title/>
          <svg:desc/>
        </draw:frame>
        <draw:custom-shape svg:x="11.33269in" svg:y="5.75947in" svg:width="1.37033in" svg:height="0.40391in" draw:id="id167" draw:style-name="a637" draw:name="Rectangle 72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style-name="a640" draw:name="TextBox 73" svg:x="11.30558in" svg:y="5.77095in" svg:width="1.49185in" svg:height="0.40391in">
          <draw:text-box>
            <text:p text:style-name="a639" text:class-names="" text:cond-style-name=""><text:span text:style-name="a638" text:class-names="">xxx</text:span></text:p>
          </draw:text-box>
          <svg:title/>
          <svg:desc/>
        </draw:frame>
        <draw:frame draw:id="id169" draw:style-name="a643" draw:name="TextBox 74" svg:x="12.77384in" svg:y="5.79158in" svg:width="0.54531in" svg:height="0.50488in">
          <draw:text-box>
            <text:p text:style-name="a642" text:class-names="" text:cond-style-name=""><text:span text:style-name="a641" text:class-names="">…</text:span></text:p>
          </draw:text-box>
          <svg:title/>
          <svg:desc/>
        </draw:frame>
        <draw:custom-shape svg:x="8.42229in" svg:y="5.75947in" svg:width="1.33055in" svg:height="0.40391in" draw:id="id170" draw:style-name="a646" draw:name="Rectangle 7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649" draw:name="TextBox 76" svg:x="8.39518in" svg:y="5.77095in" svg:width="1.41186in" svg:height="0.40391in">
          <draw:text-box>
            <text:p text:style-name="a648" text:class-names="" text:cond-style-name=""><text:span text:style-name="a647" text:class-names="">xxx</text:span></text:p>
          </draw:text-box>
          <svg:title/>
          <svg:desc/>
        </draw:frame>
        <draw:connector draw:type="line" svg:x1="3.62061in" svg:y1="2.35764in" draw:start-shape="id159" draw:start-glue-point="2" svg:x2="2.42315in" svg:y2="5.77095in" draw:end-shape="id160" draw:end-glue-point="0" draw:id="id172" draw:style-name="a651" draw:name="Straight Arrow Connector 80">
          <svg:title/>
          <svg:desc/>
        </draw:connector>
        <draw:frame draw:id="id173" draw:style-name="a654" draw:name="TextBox 81" svg:x="0.2712in" svg:y="5.75129in" svg:width="1.38107in" svg:height="0.40391in">
          <draw:text-box>
            <text:p text:style-name="a653" text:class-names="" text:cond-style-name=""><text:span text:style-name="a652" text:class-names="">Themes:</text:span></text:p>
          </draw:text-box>
          <svg:title/>
          <svg:desc/>
        </draw:frame>
        <draw:frame draw:id="id174" draw:style-name="a657" draw:name="TextBox 82" svg:x="-0.02899in" svg:y="6.05023in" svg:width="1.5641in" svg:height="0.28856in">
          <draw:text-box>
            <text:p text:style-name="a656" text:class-names="" text:cond-style-name=""><text:span text:style-name="a655" text:class-names="">(previously Epics)</text:span></text:p>
          </draw:text-box>
          <svg:title/>
          <svg:desc/>
        </draw:frame>
        <draw:frame draw:id="id175" draw:style-name="a661" draw:name="TextBox 83" svg:x="0in" svg:y="7.25733in" svg:width="5.98718in" svg:height="0.26927in">
          <draw:text-box>
            <text:p text:style-name="a660" text:class-names="" text:cond-style-name=""><text:span text:style-name="a658" text:class-names=""><text:a xlink:href="https://medium.freecodecamp.org/epics-are-dead-heres-what-we-should-do-instead-279bada1e644" text:style-name="" text:visited-style-name="">https://medium.freecodecamp.org/epics-are-dead-heres-what-we-should-do-instead-279bada1e644</text:a></text:span><text:span text:style-name="a659" text:class-names=""/></text:p>
          </draw:text-box>
          <svg:title/>
          <svg:desc/>
        </draw:frame>
        <draw:custom-shape svg:x="2.32954in" svg:y="0.98068in" svg:width="5.5338in" svg:height="4.51475in" draw:id="id176" draw:style-name="a664" draw:name="Rectangle 85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667" draw:name="TextBox 86" svg:x="2.32954in" svg:y="0.99205in" svg:width="2.40216in" svg:height="0.40391in">
          <draw:text-box>
            <text:p text:style-name="a666" text:class-names="" text:cond-style-name=""><text:span text:style-name="a665" text:class-names="">Master Programming</text:span></text:p>
          </draw:text-box>
          <svg:title/>
          <svg:desc/>
        </draw:frame>
        <draw:custom-shape svg:x="3.06732in" svg:y="1.9467in" svg:width="1.12808in" svg:height="0.40391in" draw:id="id178" draw:style-name="a670" draw:name="Oval 87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07976in" svg:y="2.64871in" svg:width="1.12465in" svg:height="0.40391in" draw:id="id179" draw:style-name="a673" draw:name="Oval 88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89" draw:id="id180">
          <svg:title/>
          <svg:desc/>
          <draw:custom-shape svg:x="1.07386in" svg:y="1.88405in" svg:width="0.20455in" svg:height="0.19837in" draw:id="id206" draw:style-name="a737" draw:name="Oval 90">
            <svg:title/>
            <svg:desc/>
            <text:p text:style-name="a736" text:class-names="" text:cond-style-name=""><text:span text:style-name="a73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.1875in" svg:y1="2.36251in" svg:x2="1.17614in" svg:y2="2.08241in" draw:end-shape="id206" draw:end-glue-point="2" draw:id="id207" draw:style-name="a738" draw:name="Straight Connector 91">
            <svg:title/>
            <svg:desc/>
          </draw:connector>
          <draw:connector draw:type="line" svg:x1="1.07386in" svg:y1="2.5256in" svg:x2="1.1875in" svg:y2="2.36251in" draw:id="id208" draw:style-name="a739" draw:name="Straight Connector 92">
            <svg:title/>
            <svg:desc/>
          </draw:connector>
          <draw:connector draw:type="line" svg:x1="1.36932in" svg:y1="2.5256in" svg:x2="1.1875in" svg:y2="2.36251in" draw:id="id209" draw:style-name="a740" draw:name="Straight Connector 93">
            <svg:title/>
            <svg:desc/>
          </draw:connector>
          <draw:connector draw:type="line" svg:x1="1.00568in" svg:y1="2.19205in" svg:x2="1.1875in" svg:y2="2.25287in" draw:id="id210" draw:style-name="a741" draw:name="Straight Connector 94">
            <svg:title/>
            <svg:desc/>
          </draw:connector>
          <draw:connector draw:type="line" svg:x1="1.36932in" svg:y1="2.17332in" svg:x2="1.1875in" svg:y2="2.25287in" draw:id="id211" draw:style-name="a742" draw:name="Straight Connector 95">
            <svg:title/>
            <svg:desc/>
          </draw:connector>
        </draw:g>
        <draw:frame draw:id="id181" draw:style-name="a678" draw:name="TextBox 96" svg:x="0.84659in" svg:y="2.50049in" svg:width="0.78409in" svg:height="0.43757in">
          <draw:text-box>
            <text:p text:style-name="a675" text:class-names="" text:cond-style-name=""><text:span text:style-name="a674" text:class-names="">Learner</text:span></text:p>
            <text:p text:style-name="a677" text:class-names="" text:cond-style-name=""><text:span text:style-name="a676" text:class-names="">[Persona]</text:span></text:p>
          </draw:text-box>
          <svg:title/>
          <svg:desc/>
        </draw:frame>
        <draw:frame draw:id="id182" draw:style-name="a681" draw:name="TextBox 97" svg:x="3.03788in" svg:y="1.93355in" svg:width="1.15752in" svg:height="0.43757in">
          <draw:text-box>
            <text:p text:style-name="a680" text:class-names="" text:cond-style-name=""><text:span text:style-name="a679" text:class-names="">UC: Master JavaScript</text:span></text:p>
          </draw:text-box>
          <svg:title/>
          <svg:desc/>
        </draw:frame>
        <draw:frame draw:id="id183" draw:style-name="a684" draw:name="TextBox 98" svg:x="3.07633in" svg:y="2.71602in" svg:width="1.12808in" svg:height="0.26927in">
          <draw:text-box>
            <text:p text:style-name="a683" text:class-names="" text:cond-style-name=""><text:span text:style-name="a682" text:class-names="">UC: XXX</text:span></text:p>
          </draw:text-box>
          <svg:title/>
          <svg:desc/>
        </draw:frame>
        <draw:connector draw:type="line" svg:x1="1.36932in" svg:y1="2.17266in" svg:x2="3.06732in" svg:y2="2.14865in" draw:end-shape="id178" draw:end-glue-point="3" draw:id="id184" draw:style-name="a686" draw:name="Straight Connector 99">
          <svg:title/>
          <svg:desc/>
        </draw:connector>
        <draw:connector draw:type="line" svg:x1="1.39583in" svg:y1="2.17266in" svg:x2="3.07976in" svg:y2="2.85066in" draw:end-shape="id179" draw:end-glue-point="3" draw:id="id185" draw:style-name="a688" draw:name="Straight Connector 100">
          <svg:title/>
          <svg:desc/>
        </draw:connector>
        <draw:g draw:name="Group 101" draw:id="id186">
          <svg:title/>
          <svg:desc/>
          <draw:custom-shape svg:x="6.45227in" svg:y="1.23138in" svg:width="1.19708in" svg:height="0.46068in" draw:id="id204" draw:style-name="a729" draw:name="Oval 102">
            <svg:title/>
            <svg:desc/>
            <text:p text:style-name="a728" text:class-names="" text:cond-style-name=""><text:span text:style-name="a72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05" draw:style-name="a734" draw:name="TextBox 103" svg:x="6.44077in" svg:y="1.15164in" svg:width="1.25649in" svg:height="0.60586in">
            <draw:text-box>
              <text:p text:style-name="a731" text:class-names="" text:cond-style-name=""><text:span text:style-name="a730" text:class-names="">Master Programming</text:span></text:p>
              <text:p text:style-name="a733" text:class-names="" text:cond-style-name=""><text:span text:style-name="a732" text:class-names="">{abstract}</text:span></text:p>
            </draw:text-box>
            <svg:title/>
            <svg:desc/>
          </draw:frame>
        </draw:g>
        <draw:custom-shape svg:x="6.97349in" svg:y="1.68446in" svg:width="0.16667in" svg:height="0.20825in" draw:id="id187" draw:style-name="a691" draw:name="Isosceles Triangle 104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standard" svg:x1="4.1954in" svg:y1="2.14865in" draw:start-shape="id178" draw:start-glue-point="1" svg:x2="7.05682in" svg:y2="1.89271in" draw:end-shape="id187" draw:end-glue-point="7" draw:id="id188" draw:style-name="a692" draw:name="Connector: Elbow 105">
          <svg:title/>
          <svg:desc/>
        </draw:connector>
        <draw:connector draw:type="standard" svg:x1="4.20441in" svg:y1="2.85066in" draw:start-shape="id179" draw:start-glue-point="1" svg:x2="7.05682in" svg:y2="1.89271in" draw:end-shape="id187" draw:end-glue-point="7" draw:id="id189" draw:style-name="a693" draw:name="Connector: Elbow 106">
          <svg:title/>
          <svg:desc/>
        </draw:connector>
        <draw:custom-shape svg:x="3.10558in" svg:y="3.19566in" svg:width="1.12465in" svg:height="0.40391in" draw:id="id190" draw:style-name="a696" draw:name="Oval 107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1" draw:style-name="a699" draw:name="TextBox 108" svg:x="3.10215in" svg:y="3.26297in" svg:width="1.12808in" svg:height="0.26927in">
          <draw:text-box>
            <text:p text:style-name="a698" text:class-names="" text:cond-style-name=""><text:span text:style-name="a697" text:class-names="">UC: XXX</text:span></text:p>
          </draw:text-box>
          <svg:title/>
          <svg:desc/>
        </draw:frame>
        <draw:custom-shape svg:x="3.1314in" svg:y="3.78486in" svg:width="1.12465in" svg:height="0.40391in" draw:id="id192" draw:style-name="a702" draw:name="Oval 109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3" draw:style-name="a705" draw:name="TextBox 110" svg:x="3.12797in" svg:y="3.85218in" svg:width="1.12808in" svg:height="0.26927in">
          <draw:text-box>
            <text:p text:style-name="a704" text:class-names="" text:cond-style-name=""><text:span text:style-name="a703" text:class-names="">UC: XXX</text:span></text:p>
          </draw:text-box>
          <svg:title/>
          <svg:desc/>
        </draw:frame>
        <draw:custom-shape svg:x="3.14314in" svg:y="4.38815in" svg:width="1.12465in" svg:height="0.40391in" draw:id="id194" draw:style-name="a708" draw:name="Oval 111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5" draw:style-name="a711" draw:name="TextBox 112" svg:x="3.13971in" svg:y="4.45546in" svg:width="1.12808in" svg:height="0.26927in">
          <draw:text-box>
            <text:p text:style-name="a710" text:class-names="" text:cond-style-name=""><text:span text:style-name="a709" text:class-names="">UC: XXX</text:span></text:p>
          </draw:text-box>
          <svg:title/>
          <svg:desc/>
        </draw:frame>
        <draw:connector draw:type="standard" svg:x1="4.23023in" svg:y1="3.39761in" draw:start-shape="id191" draw:start-glue-point="1" svg:x2="7.05682in" svg:y2="1.89271in" draw:end-shape="id187" draw:end-glue-point="7" draw:id="id196" draw:style-name="a712" draw:name="Connector: Elbow 113">
          <svg:title/>
          <svg:desc/>
        </draw:connector>
        <draw:connector draw:type="standard" svg:x1="4.25605in" svg:y1="3.98681in" draw:start-shape="id193" draw:start-glue-point="1" svg:x2="7.05682in" svg:y2="1.89271in" draw:end-shape="id187" draw:end-glue-point="7" draw:id="id197" draw:style-name="a713" draw:name="Connector: Elbow 114">
          <svg:title/>
          <svg:desc/>
        </draw:connector>
        <draw:connector draw:type="standard" svg:x1="4.26778in" svg:y1="4.5901in" draw:start-shape="id194" draw:start-glue-point="1" svg:x2="7.05682in" svg:y2="1.89271in" draw:end-shape="id187" draw:end-glue-point="7" draw:id="id198" draw:style-name="a714" draw:name="Connector: Elbow 115">
          <svg:title/>
          <svg:desc/>
        </draw:connector>
        <draw:connector draw:type="line" svg:x1="1.48106in" svg:y1="2.17266in" svg:x2="3.10215in" svg:y2="3.39761in" draw:end-shape="id191" draw:end-glue-point="3" draw:id="id199" draw:style-name="a716" draw:name="Straight Connector 116">
          <svg:title/>
          <svg:desc/>
        </draw:connector>
        <draw:connector draw:type="line" svg:x1="1.4375in" svg:y1="2.17266in" svg:x2="3.12797in" svg:y2="3.98681in" draw:end-shape="id193" draw:end-glue-point="3" draw:id="id200" draw:style-name="a718" draw:name="Straight Connector 117">
          <svg:title/>
          <svg:desc/>
        </draw:connector>
        <draw:connector draw:type="line" svg:x1="1.48106in" svg:y1="2.19205in" svg:x2="3.13971in" svg:y2="4.5901in" draw:end-shape="id195" draw:end-glue-point="3" draw:id="id201" draw:style-name="a720" draw:name="Straight Connector 118">
          <svg:title/>
          <svg:desc/>
        </draw:connector>
        <draw:custom-shape svg:x="3.6875in" svg:y="5.76364in" svg:width="1.49389in" svg:height="0.40391in" draw:id="id202" draw:style-name="a723" draw:name="Rectangle 126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3" draw:style-name="a726" draw:name="TextBox 127" svg:x="3.66039in" svg:y="5.77511in" svg:width="1.49389in" svg:height="0.40391in">
          <draw:text-box>
            <text:p text:style-name="a725" text:class-names="" text:cond-style-name=""><text:span text:style-name="a724" text:class-names="">xxx</text:span></text:p>
          </draw:text-box>
          <svg:title/>
          <svg:desc/>
        </draw:frame>
      </draw:page>
      <draw:page draw:name="Slide3" draw:style-name="a743" draw:master-page-name="Master1-Layout7-blank-Blank" presentation:presentation-page-layout-name="Master1-PPL7" draw:id="Slide-258">
        <draw:custom-shape svg:x="1.67948in" svg:y="1.16973in" svg:width="2.01784in" svg:height="0.40391in" draw:id="id212" draw:style-name="a746" draw:name="Rectangle 1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749" draw:name="TextBox 2" svg:x="0in" svg:y="0in" svg:width="2.13636in" svg:height="0.40391in">
          <draw:text-box>
            <text:p text:style-name="a748" text:class-names="" text:cond-style-name=""><text:span text:style-name="a747" text:class-names="">Learning</text:span></text:p>
          </draw:text-box>
          <svg:title/>
          <svg:desc/>
        </draw:frame>
        <draw:frame draw:id="id214" draw:style-name="a752" draw:name="TextBox 3" svg:x="0.40909in" svg:y="0.49482in" svg:width="3.78322in" svg:height="0.40391in">
          <draw:text-box>
            <text:p text:style-name="a751" text:class-names="" text:cond-style-name=""><text:span text:style-name="a750" text:class-names="">Step 4: (User) Stories</text:span></text:p>
          </draw:text-box>
          <svg:title/>
          <svg:desc/>
        </draw:frame>
        <draw:frame draw:id="id215" draw:style-name="a755" draw:name="TextBox 4" svg:x="1.65238in" svg:y="1.1812in" svg:width="2.01016in" svg:height="0.40391in">
          <draw:text-box>
            <text:p text:style-name="a754" text:class-names="" text:cond-style-name=""><text:span text:style-name="a753" text:class-names="">Master JavaScript</text:span></text:p>
          </draw:text-box>
          <svg:title/>
          <svg:desc/>
        </draw:frame>
        <draw:custom-shape svg:x="5.35897in" svg:y="1.16973in" svg:width="1.57692in" svg:height="0.40391in" draw:id="id216" draw:style-name="a758" draw:name="Rectangle 5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761" draw:name="TextBox 6" svg:x="5.33187in" svg:y="1.1812in" svg:width="1.60403in" svg:height="0.40391in">
          <draw:text-box>
            <text:p text:style-name="a760" text:class-names="" text:cond-style-name=""><text:span text:style-name="a759" text:class-names="">xxx</text:span></text:p>
          </draw:text-box>
          <svg:title/>
          <svg:desc/>
        </draw:frame>
        <draw:frame draw:id="id218" draw:style-name="a764" draw:name="TextBox 7" svg:x="9.00502in" svg:y="1.1782in" svg:width="0.54531in" svg:height="0.50488in">
          <draw:text-box>
            <text:p text:style-name="a763" text:class-names="" text:cond-style-name=""><text:span text:style-name="a762" text:class-names="">…</text:span></text:p>
          </draw:text-box>
          <svg:title/>
          <svg:desc/>
        </draw:frame>
        <draw:frame draw:id="id219" draw:style-name="a767" draw:name="TextBox 8" svg:x="0.30966in" svg:y="1.16155in" svg:width="1.38107in" svg:height="0.40391in">
          <draw:text-box>
            <text:p text:style-name="a766" text:class-names="" text:cond-style-name=""><text:span text:style-name="a765" text:class-names="">Themes:</text:span></text:p>
          </draw:text-box>
          <svg:title/>
          <svg:desc/>
        </draw:frame>
        <draw:custom-shape svg:x="1.66666in" svg:y="2.43902in" svg:width="0.8718in" svg:height="0.60256in" draw:id="id220" draw:style-name="a770" draw:name="Rectangle 9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0133in" svg:y="2.43902in" svg:width="0.8718in" svg:height="0.60256in" draw:id="id221" draw:style-name="a773" draw:name="Rectangle 10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36in" svg:y="2.43902in" svg:width="0.8718in" svg:height="0.60256in" draw:id="id222" draw:style-name="a776" draw:name="Rectangle 11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6886in" svg:y="2.43902in" svg:width="0.8718in" svg:height="0.60256in" draw:id="id223" draw:style-name="a779" draw:name="Rectangle 12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353in" svg:y="2.43574in" svg:width="0.8718in" svg:height="0.60256in" draw:id="id224" draw:style-name="a782" draw:name="Rectangle 13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382in" svg:y="2.43245in" svg:width="0.8718in" svg:height="0.60256in" draw:id="id225" draw:style-name="a785" draw:name="Rectangle 14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788" draw:name="TextBox 15" svg:x="0in" svg:y="2.53178in" svg:width="1.73991in" svg:height="0.40391in">
          <draw:text-box>
            <text:p text:style-name="a787" text:class-names="" text:cond-style-name=""><text:span text:style-name="a786" text:class-names="">(User) Stories:</text:span></text:p>
          </draw:text-box>
          <svg:title/>
          <svg:desc/>
        </draw:frame>
        <draw:connector draw:type="line" svg:x1="1.66666in" svg:y1="2.24359in" svg:x2="4.61961in" svg:y2="2.24359in" draw:id="id227" draw:style-name="a791" draw:name="Straight Arrow Connector 16">
          <svg:title/>
          <svg:desc/>
        </draw:connector>
        <draw:connector draw:type="line" svg:x1="5.34845in" svg:y1="2.21795in" svg:x2="8.35315in" svg:y2="2.21795in" draw:id="id228" draw:style-name="a794" draw:name="Straight Arrow Connector 17">
          <svg:title/>
          <svg:desc/>
        </draw:connector>
        <draw:frame draw:id="id229" draw:style-name="a797" draw:name="TextBox 18" svg:x="1.5641in" svg:y="1.97523in" svg:width="1.95775in" svg:height="0.26927in">
          <draw:text-box>
            <text:p text:style-name="a796" text:class-names="" text:cond-style-name=""><text:span text:style-name="a795" text:class-names="">Basic Flow (i.e., User Journey)</text:span></text:p>
          </draw:text-box>
          <svg:title/>
          <svg:desc/>
        </draw:frame>
        <draw:frame draw:id="id230" draw:style-name="a800" draw:name="TextBox 19" svg:x="5.24896in" svg:y="1.95002in" svg:width="1.95775in" svg:height="0.26927in">
          <draw:text-box>
            <text:p text:style-name="a799" text:class-names="" text:cond-style-name=""><text:span text:style-name="a798" text:class-names="">Basic Flow (i.e., User Journey)</text:span></text:p>
          </draw:text-box>
          <svg:title/>
          <svg:desc/>
        </draw:frame>
        <draw:frame draw:id="id231" draw:style-name="a803" draw:name="TextBox 20" svg:x="0in" svg:y="1.91919in" svg:width="1.5641in" svg:height="0.33659in">
          <draw:text-box>
            <text:p text:style-name="a802" text:class-names="" text:cond-style-name=""><text:span text:style-name="a801" text:class-names="">User Journey:</text:span></text:p>
          </draw:text-box>
          <svg:title/>
          <svg:desc/>
        </draw:frame>
        <draw:frame draw:id="id232" draw:style-name="a806" draw:name="TextBox 21" svg:x="0.0641in" svg:y="1.43611in" svg:width="1.5641in" svg:height="0.28856in">
          <draw:text-box>
            <text:p text:style-name="a805" text:class-names="" text:cond-style-name=""><text:span text:style-name="a804" text:class-names="">(previously Epics)</text:span></text:p>
          </draw:text-box>
          <svg:title/>
          <svg:desc/>
        </draw:frame>
        <draw:frame draw:id="id233" draw:style-name="a809" draw:name="TextBox 22" svg:x="1.66667in" svg:y="2.44945in" svg:width="0.8718in" svg:height="0.60586in">
          <draw:text-box>
            <text:p text:style-name="a808" text:class-names="" text:cond-style-name=""><text:span text:style-name="a807" text:class-names="">Step 1: Get the Big Picture</text:span></text:p>
          </draw:text-box>
          <svg:title/>
          <svg:desc/>
        </draw:frame>
        <draw:frame draw:id="id234" draw:style-name="a812" draw:name="TextBox 23" svg:x="2.71517in" svg:y="2.44945in" svg:width="0.8718in" svg:height="0.60586in">
          <draw:text-box>
            <text:p text:style-name="a811" text:class-names="" text:cond-style-name=""><text:span text:style-name="a810" text:class-names="">Step 2: Determine Scope</text:span></text:p>
          </draw:text-box>
          <svg:title/>
          <svg:desc/>
        </draw:frame>
        <draw:frame draw:id="id235" draw:style-name="a816" draw:name="TextBox 24" svg:x="3.74781in" svg:y="2.48443in" svg:width="0.8718in" svg:height="0.30293in">
          <draw:text-box>
            <text:p text:style-name="a815" text:class-names="" text:cond-style-name=""><text:span text:style-name="a813" text:class-names="">…</text:span><text:span text:style-name="a814" text:class-names=""/></text:p>
          </draw:text-box>
          <svg:title/>
          <svg:desc/>
        </draw:frame>
        <draw:frame draw:id="id236" draw:style-name="a820" draw:name="TextBox 25" svg:x="5.37602in" svg:y="2.48443in" svg:width="0.8718in" svg:height="0.30293in">
          <draw:text-box>
            <text:p text:style-name="a819" text:class-names="" text:cond-style-name=""><text:span text:style-name="a817" text:class-names="">…</text:span><text:span text:style-name="a818" text:class-names=""/></text:p>
          </draw:text-box>
          <svg:title/>
          <svg:desc/>
        </draw:frame>
        <draw:frame draw:id="id237" draw:style-name="a824" draw:name="TextBox 26" svg:x="6.40588in" svg:y="2.48443in" svg:width="0.8718in" svg:height="0.30293in">
          <draw:text-box>
            <text:p text:style-name="a823" text:class-names="" text:cond-style-name=""><text:span text:style-name="a821" text:class-names="">…</text:span><text:span text:style-name="a822" text:class-names=""/></text:p>
          </draw:text-box>
          <svg:title/>
          <svg:desc/>
        </draw:frame>
        <draw:frame draw:id="id238" draw:style-name="a828" draw:name="TextBox 27" svg:x="7.43152in" svg:y="2.48443in" svg:width="0.8718in" svg:height="0.30293in">
          <draw:text-box>
            <text:p text:style-name="a827" text:class-names="" text:cond-style-name=""><text:span text:style-name="a825" text:class-names="">…</text:span><text:span text:style-name="a826" text:class-names=""/></text:p>
          </draw:text-box>
          <svg:title/>
          <svg:desc/>
        </draw:frame>
        <draw:custom-shape svg:width="0.28289in" svg:height="2.99697in" draw:id="id239" draw:style-name="a831" draw:transform="translate(-0.14145in -1.49848in) rotate(-1.5708) translate(6.85467in 3.25689in)" draw:name="Right Brace 28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40" draw:style-name="a834" draw:name="TextBox 29" svg:x="6.053in" svg:y="3.41341in" svg:width="1.64084in" svg:height="0.33659in">
          <draw:text-box>
            <text:p text:style-name="a833" text:class-names="" text:cond-style-name=""><text:span text:style-name="a832" text:class-names="">Release planning</text:span></text:p>
          </draw:text-box>
          <svg:title/>
          <svg:desc/>
        </draw:frame>
        <draw:frame draw:id="id241" draw:style-name="a837" draw:name="TextBox 30" svg:x="6.77512in" svg:y="1.16731in" svg:width="2.27673in" svg:height="0.33659in">
          <draw:text-box>
            <text:p text:style-name="a836" text:class-names="" text:cond-style-name=""><text:span text:style-name="a835" text:class-names="">Long-term Perspective</text:span></text:p>
          </draw:text-box>
          <svg:title/>
          <svg:desc/>
        </draw:frame>
        <draw:g draw:name="Group 31" draw:id="id242">
          <svg:title/>
          <svg:desc/>
          <draw:custom-shape svg:x="4.00442in" svg:y="1.5318in" svg:width="0.09515in" svg:height="0.09227in" draw:id="id257" draw:style-name="a924" draw:name="Oval 32">
            <svg:title/>
            <svg:desc/>
            <text:p text:style-name="a923" text:class-names="" text:cond-style-name=""><text:span text:style-name="a92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4.05728in" svg:y1="1.75436in" svg:x2="4.05199in" svg:y2="1.62407in" draw:end-shape="id257" draw:end-glue-point="2" draw:id="id258" draw:style-name="a925" draw:name="Straight Connector 33">
            <svg:title/>
            <svg:desc/>
          </draw:connector>
          <draw:connector draw:type="line" svg:x1="4.00442in" svg:y1="1.83022in" svg:x2="4.05728in" svg:y2="1.75436in" draw:id="id259" draw:style-name="a926" draw:name="Straight Connector 34">
            <svg:title/>
            <svg:desc/>
          </draw:connector>
          <draw:connector draw:type="line" svg:x1="4.14186in" svg:y1="1.83022in" svg:x2="4.05728in" svg:y2="1.75436in" draw:id="id260" draw:style-name="a927" draw:name="Straight Connector 35">
            <svg:title/>
            <svg:desc/>
          </draw:connector>
          <draw:connector draw:type="line" svg:x1="3.9727in" svg:y1="1.67507in" svg:x2="4.05728in" svg:y2="1.70336in" draw:id="id261" draw:style-name="a928" draw:name="Straight Connector 36">
            <svg:title/>
            <svg:desc/>
          </draw:connector>
          <draw:connector draw:type="line" svg:x1="4.14186in" svg:y1="1.66636in" svg:x2="4.05728in" svg:y2="1.70336in" draw:id="id262" draw:style-name="a929" draw:name="Straight Connector 37">
            <svg:title/>
            <svg:desc/>
          </draw:connector>
        </draw:g>
        <draw:frame draw:id="id243" draw:style-name="a842" draw:name="TextBox 38" svg:x="3.70483in" svg:y="1.80511in" svg:width="0.78409in" svg:height="0.43757in">
          <draw:text-box>
            <text:p text:style-name="a839" text:class-names="" text:cond-style-name=""><text:span text:style-name="a838" text:class-names="">Actor X</text:span></text:p>
            <text:p text:style-name="a841" text:class-names="" text:cond-style-name=""><text:span text:style-name="a840" text:class-names="">[Persona]</text:span></text:p>
          </draw:text-box>
          <svg:title/>
          <svg:desc/>
        </draw:frame>
        <draw:frame draw:id="id244" draw:style-name="a845" draw:name="TextBox 39" svg:x="8.42308in" svg:y="0.00199in" svg:width="4.91026in" svg:height="0.40391in">
          <draw:text-box>
            <text:p text:style-name="a844" text:class-names="" text:cond-style-name=""><text:span text:style-name="a843" text:class-names="">Planning Your Minimum Viable Product (MVP)</text:span></text:p>
          </draw:text-box>
          <svg:title/>
          <svg:desc/>
        </draw:frame>
        <draw:frame draw:id="id245" draw:style-name="a848" draw:name="TextBox 40" svg:x="10.17564in" svg:y="0.35273in" svg:width="2.83718in" svg:height="0.33659in">
          <draw:text-box>
            <text:p text:style-name="a847" text:class-names="" text:cond-style-name=""><text:span text:style-name="a846" text:class-names="">2. Find the Opportunities</text:span></text:p>
          </draw:text-box>
          <svg:title/>
          <svg:desc/>
        </draw:frame>
        <draw:frame draw:id="id246" draw:style-name="a884" draw:name="TextBox 41" svg:x="10.3888in" svg:y="0.67802in" svg:width="2.94453in" svg:height="2.96198in">
          <draw:text-box>
            <text:list text:style-name="a851">
              <text:list-item>
                <text:p text:style-name="a850" text:class-names="" text:cond-style-name=""><text:span text:style-name="a849" text:class-names="">Map out the User Journey(s)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p text:style-name="a859" text:class-names="" text:cond-style-name=""><text:span text:style-name="a858" text:class-names=""/></text:p>
            <text:p text:style-name="a861" text:class-names="" text:cond-style-name=""><text:span text:style-name="a860" text:class-names=""/></text:p>
            <text:p text:style-name="a863" text:class-names="" text:cond-style-name=""><text:span text:style-name="a862" text:class-names=""/></text:p>
            <text:p text:style-name="a865" text:class-names="" text:cond-style-name=""><text:span text:style-name="a864" text:class-names="">b) Create a “Pain and Gain” Map for each action</text:span></text:p>
            <text:p text:style-name="a867" text:class-names="" text:cond-style-name=""><text:span text:style-name="a866" text:class-names=""/></text:p>
            <text:p text:style-name="a869" text:class-names="" text:cond-style-name=""><text:span text:style-name="a868" text:class-names=""/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/></text:p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>c) Summarize the Pains and Gains into Opportunity Statements<text:s text:c="1"/></text:span></text:p>
            <text:p text:style-name="a879" text:class-names="" text:cond-style-name=""><text:span text:style-name="a878" text:class-names=""/></text:p>
            <text:p text:style-name="a881" text:class-names="" text:cond-style-name=""><text:span text:style-name="a880" text:class-names=""/></text:p>
            <text:p text:style-name="a883" text:class-names="" text:cond-style-name=""><text:span text:style-name="a882" text:class-names=""/></text:p>
          </draw:text-box>
          <svg:title/>
          <svg:desc/>
        </draw:frame>
        <draw:custom-shape svg:x="9.38857in" svg:y="0.45886in" svg:width="0.7299in" svg:height="3.18113in" draw:id="id247" draw:style-name="a887" draw:name="Left Brace 42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248" draw:style-name="a894" draw:name="TextBox 43" svg:x="10.63091in" svg:y="0.8668in" svg:width="2.70243in" svg:height="0.77415in">
          <draw:text-box>
            <text:p text:style-name="a889" text:class-names="" text:cond-style-name=""><text:span text:style-name="a888" text:class-names="">- Identify the Users (Actors)/Persona</text:span></text:p>
            <text:p text:style-name="a891" text:class-names="" text:cond-style-name=""><text:span text:style-name="a890" text:class-names="">- Identify the Story Ending (end goal)</text:span></text:p>
            <text:p text:style-name="a893" text:class-names="" text:cond-style-name=""><text:span text:style-name="a892" text:class-names="">- Identify all Actions the User must take to meet that end goal</text:span></text:p>
          </draw:text-box>
          <svg:title/>
          <svg:desc/>
        </draw:frame>
        <draw:frame draw:id="id249" draw:style-name="a897" draw:name="TextBox 44" svg:x="4.37218in" svg:y="1.18314in" svg:width="0.80769in" svg:height="0.43757in">
          <draw:text-box>
            <text:p text:style-name="a896" text:class-names="" text:cond-style-name=""><text:span text:style-name="a895" text:class-names="">Story End Goal</text:span></text:p>
          </draw:text-box>
          <svg:title/>
          <svg:desc/>
        </draw:frame>
        <draw:custom-shape svg:x="4.61161in" svg:y="2.03738in" svg:width="0.32198in" svg:height="0.2829in" draw:id="id250" draw:style-name="a900" draw:name="Star: 5 Points 4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  <draw:connector draw:type="line" svg:x1="4.77603in" svg:y1="1.6207in" draw:start-shape="id249" draw:start-glue-point="2" svg:x2="4.7726in" svg:y2="2.03738in" draw:end-shape="id250" draw:end-glue-point="0" draw:id="id251" draw:style-name="a902" draw:name="Straight Arrow Connector 46">
          <svg:title/>
          <svg:desc/>
        </draw:connector>
        <draw:frame draw:id="id252" draw:style-name="a909" draw:name="TextBox 47" svg:x="10.63091in" svg:y="1.86616in" svg:width="2.70243in" svg:height="0.77415in">
          <draw:text-box>
            <text:p text:style-name="a904" text:class-names="" text:cond-style-name=""><text:span text:style-name="a903" text:class-names="">- Write down the Action the User completes when using the Product or Service</text:span></text:p>
            <text:p text:style-name="a906" text:class-names="" text:cond-style-name=""><text:span text:style-name="a905" text:class-names="">- Write down the Pain Points for each Action</text:span></text:p>
            <text:p text:style-name="a908" text:class-names="" text:cond-style-name=""><text:span text:style-name="a907" text:class-names="">- Write down the Gains for each Action</text:span></text:p>
          </draw:text-box>
          <svg:title/>
          <svg:desc/>
        </draw:frame>
        <draw:frame draw:id="id253" draw:style-name="a912" draw:name="TextBox 48" svg:x="10.63091in" svg:y="3.0418in" svg:width="2.70243in" svg:height="0.60586in">
          <draw:text-box>
            <text:p text:style-name="a911" text:class-names="" text:cond-style-name=""><text:span text:style-name="a910" text:class-names="">- Use “How might we” Statements or a similar method to summarize the Pains and Gains you have identified</text:span></text:p>
          </draw:text-box>
          <svg:title/>
          <svg:desc/>
        </draw:frame>
        <draw:connector draw:type="line" svg:x1="0.975in" svg:y1="4.025in" svg:x2="1.5641in" svg:y2="3.11544in" draw:id="id254" draw:style-name="a914" draw:name="Straight Arrow Connector 50">
          <svg:title/>
          <svg:desc/>
        </draw:connector>
        <draw:frame draw:id="id255" draw:style-name="a917" draw:name="TextBox 51" svg:x="0.41666in" svg:y="4.0028in" svg:width="2.54813in" svg:height="0.40391in">
          <draw:text-box>
            <text:p text:style-name="a916" text:class-names="" text:cond-style-name=""><text:span text:style-name="a915" text:class-names="">See 10-Step Learning</text:span></text:p>
          </draw:text-box>
          <svg:title/>
          <svg:desc/>
        </draw:frame>
        <draw:frame draw:id="id256" draw:style-name="a921" draw:name="TextBox 52" svg:x="6.66667in" svg:y="7.22009in" svg:width="6.66667in" svg:height="0.26927in">
          <draw:text-box>
            <text:p text:style-name="a920" text:class-names="" text:cond-style-name=""><text:span text:style-name="a918" text:class-names=""><text:a xlink:href="https://medium.com/@ClrMobile/planning-a-minimum-viable-product-a-step-by-step-guide-6f387d657870" text:style-name="" text:visited-style-name="">https://medium.com/@ClrMobile/planning-a-minimum-viable-product-a-step-by-step-guide-6f387d657870</text:a></text:span><text:span text:style-name="a919" text:class-names=""/></text:p>
          </draw:text-box>
          <svg:title/>
          <svg:desc/>
        </draw:frame>
      </draw:page>
      <draw:page draw:name="Slide5" draw:style-name="a930" draw:master-page-name="Master1-Layout7-blank-Blank" presentation:presentation-page-layout-name="Master1-PPL7" draw:id="Slide-260">
        <draw:frame draw:id="id263" draw:style-name="a933" draw:name="TextBox 2" svg:x="0in" svg:y="0in" svg:width="2.13636in" svg:height="0.40391in">
          <draw:text-box>
            <text:p text:style-name="a932" text:class-names="" text:cond-style-name=""><text:span text:style-name="a931" text:class-names="">Learning</text:span></text:p>
          </draw:text-box>
          <svg:title/>
          <svg:desc/>
        </draw:frame>
        <draw:frame draw:id="id264" draw:style-name="a936" draw:name="TextBox 3" svg:x="0.40909in" svg:y="0.49482in" svg:width="3.78322in" svg:height="0.40391in">
          <draw:text-box>
            <text:p text:style-name="a935" text:class-names="" text:cond-style-name=""><text:span text:style-name="a934" text:class-names="">Step 5: (User/Sub-) Tasks</text:span></text:p>
          </draw:text-box>
          <svg:title/>
          <svg:desc/>
        </draw:frame>
        <draw:frame draw:id="id265" draw:style-name="a939" draw:name="TextBox 5" svg:x="0.84812in" svg:y="1.16155in" svg:width="1.38107in" svg:height="0.40391in">
          <draw:text-box>
            <text:p text:style-name="a938" text:class-names="" text:cond-style-name=""><text:span text:style-name="a937" text:class-names="">Themes:</text:span></text:p>
          </draw:text-box>
          <svg:title/>
          <svg:desc/>
        </draw:frame>
        <draw:custom-shape svg:x="2.05128in" svg:y="2.43902in" svg:width="0.8718in" svg:height="0.60256in" draw:id="id266" draw:style-name="a942" draw:name="Rectangle 6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595in" svg:y="2.43902in" svg:width="0.8718in" svg:height="0.60256in" draw:id="id267" draw:style-name="a945" draw:name="Rectangle 7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2061in" svg:y="2.43902in" svg:width="0.8718in" svg:height="0.60256in" draw:id="id268" draw:style-name="a948" draw:name="Rectangle 8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528in" svg:y="2.43902in" svg:width="0.8718in" svg:height="0.60256in" draw:id="id269" draw:style-name="a951" draw:name="Rectangle 9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0" draw:style-name="a954" draw:name="TextBox 10" svg:x="0.38461in" svg:y="2.53178in" svg:width="1.73991in" svg:height="0.40391in">
          <draw:text-box>
            <text:p text:style-name="a953" text:class-names="" text:cond-style-name=""><text:span text:style-name="a952" text:class-names="">(User) Stories:</text:span></text:p>
          </draw:text-box>
          <svg:title/>
          <svg:desc/>
        </draw:frame>
        <draw:connector draw:type="line" svg:x1="2.05128in" svg:y1="2.24359in" svg:x2="6.02708in" svg:y2="2.24359in" draw:id="id271" draw:style-name="a957" draw:name="Straight Arrow Connector 11">
          <svg:title/>
          <svg:desc/>
        </draw:connector>
        <draw:frame draw:id="id272" draw:style-name="a960" draw:name="TextBox 12" svg:x="1.94871in" svg:y="1.97523in" svg:width="1.95775in" svg:height="0.26927in">
          <draw:text-box>
            <text:p text:style-name="a959" text:class-names="" text:cond-style-name=""><text:span text:style-name="a958" text:class-names="">Basic Flow (i.e., User Journey)</text:span></text:p>
          </draw:text-box>
          <svg:title/>
          <svg:desc/>
        </draw:frame>
        <draw:frame draw:id="id273" draw:style-name="a963" draw:name="TextBox 13" svg:x="0.38461in" svg:y="1.91919in" svg:width="1.5641in" svg:height="0.33659in">
          <draw:text-box>
            <text:p text:style-name="a962" text:class-names="" text:cond-style-name=""><text:span text:style-name="a961" text:class-names="">User Journey:</text:span></text:p>
          </draw:text-box>
          <svg:title/>
          <svg:desc/>
        </draw:frame>
        <draw:frame draw:id="id274" draw:style-name="a966" draw:name="TextBox 14" svg:x="0.60256in" svg:y="1.43611in" svg:width="1.5641in" svg:height="0.28856in">
          <draw:text-box>
            <text:p text:style-name="a965" text:class-names="" text:cond-style-name=""><text:span text:style-name="a964" text:class-names="">(previously Epics)</text:span></text:p>
          </draw:text-box>
          <svg:title/>
          <svg:desc/>
        </draw:frame>
        <draw:frame draw:id="id275" draw:style-name="a969" draw:name="TextBox 15" svg:x="2.05128in" svg:y="2.45561in" svg:width="0.8718in" svg:height="0.60586in">
          <draw:text-box>
            <text:p text:style-name="a968" text:class-names="" text:cond-style-name=""><text:span text:style-name="a967" text:class-names="">Step 1: Get the Big Picture</text:span></text:p>
          </draw:text-box>
          <svg:title/>
          <svg:desc/>
        </draw:frame>
        <draw:frame draw:id="id276" draw:style-name="a972" draw:name="TextBox 16" svg:x="3.09978in" svg:y="2.44152in" svg:width="0.8718in" svg:height="0.60586in">
          <draw:text-box>
            <text:p text:style-name="a971" text:class-names="" text:cond-style-name=""><text:span text:style-name="a970" text:class-names="">Step 2: Determine Scope</text:span></text:p>
          </draw:text-box>
          <svg:title/>
          <svg:desc/>
        </draw:frame>
        <draw:frame draw:id="id277" draw:style-name="a976" draw:name="TextBox 17" svg:x="4.13242in" svg:y="2.48443in" svg:width="0.8718in" svg:height="0.30293in">
          <draw:text-box>
            <text:p text:style-name="a975" text:class-names="" text:cond-style-name=""><text:span text:style-name="a973" text:class-names="">…</text:span><text:span text:style-name="a974" text:class-names=""/></text:p>
          </draw:text-box>
          <svg:title/>
          <svg:desc/>
        </draw:frame>
        <draw:frame draw:id="id278" draw:style-name="a980" draw:name="TextBox 18" svg:x="5.16229in" svg:y="2.48443in" svg:width="0.8718in" svg:height="0.30293in">
          <draw:text-box>
            <text:p text:style-name="a979" text:class-names="" text:cond-style-name=""><text:span text:style-name="a977" text:class-names="">…</text:span><text:span text:style-name="a978" text:class-names=""/></text:p>
          </draw:text-box>
          <svg:title/>
          <svg:desc/>
        </draw:frame>
        <draw:custom-shape svg:x="3.08595in" svg:y="3.41341in" svg:width="0.8718in" svg:height="0.60256in" draw:id="id279" draw:style-name="a983" draw:name="Rectangle 19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641in" svg:y="4.13545in" svg:width="0.8718in" svg:height="0.60256in" draw:id="id280" draw:style-name="a986" draw:name="Rectangle 20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9978in" svg:y="4.15713in" svg:width="0.8718in" svg:height="0.60256in" draw:id="id281" draw:style-name="a989" draw:name="Rectangle 21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3546in" svg:y="4.17882in" svg:width="0.8718in" svg:height="0.60256in" draw:id="id282" draw:style-name="a992" draw:name="Rectangle 22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2061in" svg:y="3.40331in" svg:width="0.8718in" svg:height="0.60256in" draw:id="id283" draw:style-name="a995" draw:name="Rectangle 23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9978in" svg:y="4.92231in" svg:width="0.8718in" svg:height="0.60256in" draw:id="id284" draw:style-name="a998" draw:name="Rectangle 24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6229in" svg:y="4.92231in" svg:width="0.8718in" svg:height="0.60256in" draw:id="id285" draw:style-name="a1001" draw:name="Rectangle 25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6" draw:style-name="a1004" draw:name="TextBox 26" svg:x="-0in" svg:y="4.24671in" svg:width="2.13636in" svg:height="0.40391in">
          <draw:text-box>
            <text:p text:style-name="a1003" text:class-names="" text:cond-style-name=""><text:span text:style-name="a1002" text:class-names="">(User/Sub-) Tasks:</text:span></text:p>
          </draw:text-box>
          <svg:title/>
          <svg:desc/>
        </draw:frame>
        <draw:custom-shape svg:x="6.28205in" svg:y="2.43245in" svg:width="0.38462in" svg:height="3.09242in" draw:id="id287" draw:style-name="a1007" draw:name="Right Brace 27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88" draw:style-name="a1010" draw:name="TextBox 28" svg:x="6.55261in" svg:y="3.68345in" svg:width="1.38328in" svg:height="0.5722in">
          <draw:text-box>
            <text:p text:style-name="a1009" text:class-names="" text:cond-style-name=""><text:span text:style-name="a1008" text:class-names="">(User) Story Mapping</text:span></text:p>
          </draw:text-box>
          <svg:title/>
          <svg:desc/>
        </draw:frame>
        <draw:frame draw:id="id289" draw:style-name="a1014" draw:name="TextBox 29" svg:x="3.09978in" svg:y="3.44707in" svg:width="0.8718in" svg:height="0.30293in">
          <draw:text-box>
            <text:p text:style-name="a1013" text:class-names="" text:cond-style-name=""><text:span text:style-name="a1011" text:class-names="">…</text:span><text:span text:style-name="a1012" text:class-names=""/></text:p>
          </draw:text-box>
          <svg:title/>
          <svg:desc/>
        </draw:frame>
        <draw:frame draw:id="id290" draw:style-name="a1018" draw:name="TextBox 30" svg:x="2.07486in" svg:y="4.1755in" svg:width="0.8718in" svg:height="0.30293in">
          <draw:text-box>
            <text:p text:style-name="a1017" text:class-names="" text:cond-style-name=""><text:span text:style-name="a1015" text:class-names="">…</text:span><text:span text:style-name="a1016" text:class-names=""/></text:p>
          </draw:text-box>
          <svg:title/>
          <svg:desc/>
        </draw:frame>
        <draw:frame draw:id="id291" draw:style-name="a1022" draw:name="TextBox 31" svg:x="3.12685in" svg:y="4.18599in" svg:width="0.8718in" svg:height="0.30293in">
          <draw:text-box>
            <text:p text:style-name="a1021" text:class-names="" text:cond-style-name=""><text:span text:style-name="a1019" text:class-names="">…</text:span><text:span text:style-name="a1020" text:class-names=""/></text:p>
          </draw:text-box>
          <svg:title/>
          <svg:desc/>
        </draw:frame>
        <draw:frame draw:id="id292" draw:style-name="a1026" draw:name="TextBox 32" svg:x="4.16602in" svg:y="4.19648in" svg:width="0.8718in" svg:height="0.30293in">
          <draw:text-box>
            <text:p text:style-name="a1025" text:class-names="" text:cond-style-name=""><text:span text:style-name="a1023" text:class-names="">…</text:span><text:span text:style-name="a1024" text:class-names=""/></text:p>
          </draw:text-box>
          <svg:title/>
          <svg:desc/>
        </draw:frame>
        <draw:frame draw:id="id293" draw:style-name="a1030" draw:name="TextBox 33" svg:x="4.14109in" svg:y="3.45057in" svg:width="0.8718in" svg:height="0.30293in">
          <draw:text-box>
            <text:p text:style-name="a1029" text:class-names="" text:cond-style-name=""><text:span text:style-name="a1027" text:class-names="">…</text:span><text:span text:style-name="a1028" text:class-names=""/></text:p>
          </draw:text-box>
          <svg:title/>
          <svg:desc/>
        </draw:frame>
        <draw:frame draw:id="id294" draw:style-name="a1034" draw:name="TextBox 34" svg:x="5.16743in" svg:y="4.96106in" svg:width="0.8718in" svg:height="0.30293in">
          <draw:text-box>
            <text:p text:style-name="a1033" text:class-names="" text:cond-style-name=""><text:span text:style-name="a1031" text:class-names="">…</text:span><text:span text:style-name="a1032" text:class-names=""/></text:p>
          </draw:text-box>
          <svg:title/>
          <svg:desc/>
        </draw:frame>
        <draw:frame draw:id="id295" draw:style-name="a1038" draw:name="TextBox 35" svg:x="3.11684in" svg:y="4.95873in" svg:width="0.8718in" svg:height="0.30293in">
          <draw:text-box>
            <text:p text:style-name="a1037" text:class-names="" text:cond-style-name=""><text:span text:style-name="a1035" text:class-names="">…</text:span><text:span text:style-name="a1036" text:class-names=""/></text:p>
          </draw:text-box>
          <svg:title/>
          <svg:desc/>
        </draw:frame>
        <draw:frame draw:id="id296" draw:style-name="a1043" draw:name="TextBox 36" svg:x="0.03199in" svg:y="3.46556in" svg:width="1.35609in" svg:height="0.70684in">
          <draw:text-box>
            <text:p text:style-name="a1040" text:class-names="" text:cond-style-name=""><text:span text:style-name="a1039" text:class-names="">Details go here</text:span></text:p>
            <text:p text:style-name="a1042" text:class-names="" text:cond-style-name=""><text:span text:style-name="a1041" text:class-names="">e.g., Acceptance Criteria</text:span></text:p>
          </draw:text-box>
          <svg:title/>
          <svg:desc/>
        </draw:frame>
        <draw:connector draw:type="line" svg:x1="1.16666in" svg:y1="3.66351in" svg:x2="2.00843in" svg:y2="3.05583in" draw:id="id297" draw:style-name="a1045" draw:name="Straight Arrow Connector 37">
          <svg:title/>
          <svg:desc/>
        </draw:connector>
        <draw:g draw:name="Group 38" draw:id="id298">
          <svg:title/>
          <svg:desc/>
          <draw:custom-shape svg:x="4.41467in" svg:y="1.5318in" svg:width="0.09515in" svg:height="0.09227in" draw:id="id318" draw:style-name="a1115" draw:name="Oval 39">
            <svg:title/>
            <svg:desc/>
            <text:p text:style-name="a1114" text:class-names="" text:cond-style-name=""><text:span text:style-name="a111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4.46753in" svg:y1="1.75436in" svg:x2="4.46225in" svg:y2="1.62407in" draw:end-shape="id318" draw:end-glue-point="2" draw:id="id319" draw:style-name="a1116" draw:name="Straight Connector 40">
            <svg:title/>
            <svg:desc/>
          </draw:connector>
          <draw:connector draw:type="line" svg:x1="4.41467in" svg:y1="1.83022in" svg:x2="4.46753in" svg:y2="1.75436in" draw:id="id320" draw:style-name="a1117" draw:name="Straight Connector 41">
            <svg:title/>
            <svg:desc/>
          </draw:connector>
          <draw:connector draw:type="line" svg:x1="4.55211in" svg:y1="1.83022in" svg:x2="4.46753in" svg:y2="1.75436in" draw:id="id321" draw:style-name="a1118" draw:name="Straight Connector 42">
            <svg:title/>
            <svg:desc/>
          </draw:connector>
          <draw:connector draw:type="line" svg:x1="4.38296in" svg:y1="1.67507in" svg:x2="4.46753in" svg:y2="1.70336in" draw:id="id322" draw:style-name="a1119" draw:name="Straight Connector 43">
            <svg:title/>
            <svg:desc/>
          </draw:connector>
          <draw:connector draw:type="line" svg:x1="4.55211in" svg:y1="1.66636in" svg:x2="4.46753in" svg:y2="1.70336in" draw:id="id323" draw:style-name="a1120" draw:name="Straight Connector 44">
            <svg:title/>
            <svg:desc/>
          </draw:connector>
        </draw:g>
        <draw:frame draw:id="id299" draw:style-name="a1050" draw:name="TextBox 45" svg:x="4.11508in" svg:y="1.80511in" svg:width="0.78409in" svg:height="0.43757in">
          <draw:text-box>
            <text:p text:style-name="a1047" text:class-names="" text:cond-style-name=""><text:span text:style-name="a1046" text:class-names="">Actor X</text:span></text:p>
            <text:p text:style-name="a1049" text:class-names="" text:cond-style-name=""><text:span text:style-name="a1048" text:class-names="">[Persona]</text:span></text:p>
          </draw:text-box>
          <svg:title/>
          <svg:desc/>
        </draw:frame>
        <draw:frame draw:id="id300" draw:style-name="a1053" draw:name="TextBox 46" svg:x="8.42308in" svg:y="0.00199in" svg:width="4.91026in" svg:height="0.40391in">
          <draw:text-box>
            <text:p text:style-name="a1052" text:class-names="" text:cond-style-name=""><text:span text:style-name="a1051" text:class-names="">Planning Your Minimum Viable Product (MVP)</text:span></text:p>
          </draw:text-box>
          <svg:title/>
          <svg:desc/>
        </draw:frame>
        <draw:frame draw:id="id301" draw:style-name="a1056" draw:name="TextBox 47" svg:x="10.17564in" svg:y="0.35273in" svg:width="2.83718in" svg:height="0.33659in">
          <draw:text-box>
            <text:p text:style-name="a1055" text:class-names="" text:cond-style-name=""><text:span text:style-name="a1054" text:class-names="">3. Decide What Features To Build</text:span></text:p>
          </draw:text-box>
          <svg:title/>
          <svg:desc/>
        </draw:frame>
        <draw:frame draw:id="id302" draw:style-name="a1072" draw:name="TextBox 48" svg:x="10.3888in" svg:y="0.67802in" svg:width="2.94453in" svg:height="1.44733in">
          <draw:text-box>
            <text:list text:style-name="a1059">
              <text:list-item>
                <text:p text:style-name="a1058" text:class-names="" text:cond-style-name=""><text:span text:style-name="a1057" text:class-names="">Use Opportunity Statements to finalize your Features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Provide a Breakdown of the Features to include in the Product Roadmap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Use a Prioritization Matrix (or similar method) to prioritize Features</text:span></text:p>
              </text:list-item>
            </text:list>
          </draw:text-box>
          <svg:title/>
          <svg:desc/>
        </draw:frame>
        <draw:custom-shape svg:x="9.38857in" svg:y="0.45886in" svg:width="0.7299in" svg:height="1.59062in" draw:id="id303" draw:style-name="a1075" draw:name="Left Brace 49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4.73424in" svg:y="3.22499in" svg:width="0.51267in" svg:height="0.40391in" draw:id="id304" draw:style-name="a1078" draw:name="Oval 50">
          <svg:title/>
          <svg:desc/>
          <text:p text:style-name="a1077" text:class-names="" text:cond-style-name=""><text:span text:style-name="a1076" text:class-names="">v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73424in" svg:y="4.04476in" svg:width="0.51267in" svg:height="0.40391in" draw:id="id305" draw:style-name="a1081" draw:name="Oval 51">
          <svg:title/>
          <svg:desc/>
          <text:p text:style-name="a1080" text:class-names="" text:cond-style-name=""><text:span text:style-name="a1079" text:class-names="">v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25641in" svg:y1="1.25293in" svg:x2="5.2469in" svg:y2="3.35967in" draw:id="id306" draw:style-name="a1083" draw:name="Straight Arrow Connector 52">
          <svg:title/>
          <svg:desc/>
        </draw:connector>
        <draw:custom-shape svg:x="2.04568in" svg:y="1.22607in" svg:width="2.01784in" svg:height="0.40391in" draw:id="id307" draw:style-name="a1086" draw:name="Rectangle 53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8" draw:style-name="a1089" draw:name="TextBox 54" svg:x="2.01858in" svg:y="1.23754in" svg:width="2.01016in" svg:height="0.40391in">
          <draw:text-box>
            <text:p text:style-name="a1088" text:class-names="" text:cond-style-name=""><text:span text:style-name="a1087" text:class-names="">Master JavaScript</text:span></text:p>
          </draw:text-box>
          <svg:title/>
          <svg:desc/>
        </draw:frame>
        <draw:connector draw:type="line" svg:x1="1.40646in" svg:y1="3.18079in" draw:start-shape="id309" draw:start-glue-point="1" svg:x2="2.01858in" svg:y2="2.87648in" draw:id="id310" draw:style-name="a1091" draw:name="Straight Arrow Connector 55">
          <svg:title/>
          <svg:desc/>
        </draw:connector>
        <draw:frame draw:id="id309" draw:style-name="a1094" draw:name="TextBox 56" svg:x="0.0064in" svg:y="3.04615in" svg:width="1.40006in" svg:height="0.26927in">
          <draw:text-box>
            <text:p text:style-name="a1093" text:class-names="" text:cond-style-name=""><text:span text:style-name="a1092" text:class-names="">See 10-Step Learning</text:span></text:p>
          </draw:text-box>
          <svg:title/>
          <svg:desc/>
        </draw:frame>
        <draw:frame draw:id="id311" draw:style-name="a1097" draw:name="TextBox 61" svg:x="5.82289in" svg:y="1.18314in" svg:width="0.80769in" svg:height="0.43757in">
          <draw:text-box>
            <text:p text:style-name="a1096" text:class-names="" text:cond-style-name=""><text:span text:style-name="a1095" text:class-names="">Story End Goal</text:span></text:p>
          </draw:text-box>
          <svg:title/>
          <svg:desc/>
        </draw:frame>
        <draw:custom-shape svg:x="6.06232in" svg:y="2.03738in" svg:width="0.32198in" svg:height="0.2829in" draw:id="id312" draw:style-name="a1100" draw:name="Star: 5 Points 62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  <draw:connector draw:type="line" svg:x1="6.22673in" svg:y1="1.6207in" draw:start-shape="id311" draw:start-glue-point="2" svg:x2="6.22331in" svg:y2="2.03738in" draw:end-shape="id312" draw:end-glue-point="0" draw:id="id313" draw:style-name="a1102" draw:name="Straight Arrow Connector 63">
          <svg:title/>
          <svg:desc/>
        </draw:connector>
        <draw:frame draw:id="id314" draw:style-name="a1103" draw:name="Picture 64" svg:x="4.77361in" svg:y="1.59126in" svg:width="0.26683in" svg:height="0.26683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90703in" svg:y1="1.85808in" draw:start-shape="id314" draw:start-glue-point="2" svg:x2="4.90703in" svg:y2="2.37497in" draw:id="id315" draw:style-name="a1105" draw:name="Straight Arrow Connector 65">
          <svg:title/>
          <svg:desc/>
        </draw:connector>
        <draw:frame draw:id="id316" draw:style-name="a1108" draw:name="TextBox 66" svg:x="4.87916in" svg:y="1.81104in" svg:width="0.80769in" svg:height="0.43757in">
          <draw:text-box>
            <text:p text:style-name="a1107" text:class-names="" text:cond-style-name=""><text:span text:style-name="a1106" text:class-names="">Actor Action(s)</text:span></text:p>
          </draw:text-box>
          <svg:title/>
          <svg:desc/>
        </draw:frame>
        <draw:frame draw:id="id317" draw:style-name="a1112" draw:name="TextBox 67" svg:x="6.66667in" svg:y="7.22009in" svg:width="6.66667in" svg:height="0.26927in">
          <draw:text-box>
            <text:p text:style-name="a1111" text:class-names="" text:cond-style-name=""><text:span text:style-name="a1109" text:class-names=""><text:a xlink:href="https://medium.com/@ClrMobile/planning-a-minimum-viable-product-a-step-by-step-guide-6f387d657870" text:style-name="" text:visited-style-name="">https://medium.com/@ClrMobile/planning-a-minimum-viable-product-a-step-by-step-guide-6f387d657870</text:a></text:span><text:span text:style-name="a1110" text:class-names=""/></text:p>
          </draw:text-box>
          <svg:title/>
          <svg:desc/>
        </draw:frame>
      </draw:page>
      <draw:page draw:name="Slide6" draw:style-name="a1121" draw:master-page-name="Master1-Layout7-blank-Blank" presentation:presentation-page-layout-name="Master1-PPL7" draw:id="Slide-261">
        <draw:custom-shape svg:x="6.5199in" svg:y="2.9584in" svg:width="1.05444in" svg:height="3.58803in" draw:id="id324" draw:style-name="a1124" draw:name="Rectangle: Rounded Corners 1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09683in" svg:y="4.95343in" svg:width="1.05444in" svg:height="1.58018in" draw:id="id325" draw:style-name="a1127" draw:name="Rectangle: Rounded Corners 2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09682in" svg:y="2.94558in" svg:width="1.05444in" svg:height="1.94532in" draw:id="id326" draw:style-name="a1130" draw:name="Rectangle: Rounded Corners 3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00709in" svg:y="2.94558in" svg:width="1.05444in" svg:height="3.58803in" draw:id="id327" draw:style-name="a1133" draw:name="Rectangle: Rounded Corners 4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28" draw:style-name="a1136" draw:name="TextBox 6" svg:x="0in" svg:y="0in" svg:width="2.13636in" svg:height="0.40391in">
          <draw:text-box>
            <text:p text:style-name="a1135" text:class-names="" text:cond-style-name=""><text:span text:style-name="a1134" text:class-names="">Learning</text:span></text:p>
          </draw:text-box>
          <svg:title/>
          <svg:desc/>
        </draw:frame>
        <draw:frame draw:id="id329" draw:style-name="a1139" draw:name="TextBox 7" svg:x="0.40909in" svg:y="0.49482in" svg:width="3.78322in" svg:height="0.40391in">
          <draw:text-box>
            <text:p text:style-name="a1138" text:class-names="" text:cond-style-name=""><text:span text:style-name="a1137" text:class-names="">Step 5: (User/Sub-) Tasks</text:span></text:p>
          </draw:text-box>
          <svg:title/>
          <svg:desc/>
        </draw:frame>
        <draw:frame draw:id="id330" draw:style-name="a1142" draw:name="TextBox 9" svg:x="0.84812in" svg:y="1.16155in" svg:width="1.38107in" svg:height="0.40391in">
          <draw:text-box>
            <text:p text:style-name="a1141" text:class-names="" text:cond-style-name=""><text:span text:style-name="a1140" text:class-names="">Themes:</text:span></text:p>
          </draw:text-box>
          <svg:title/>
          <svg:desc/>
        </draw:frame>
        <draw:custom-shape svg:x="2.05128in" svg:y="3.28517in" svg:width="0.8718in" svg:height="0.60256in" draw:id="id331" draw:style-name="a1145" draw:name="Rectangle 10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595in" svg:y="3.28517in" svg:width="0.8718in" svg:height="0.60256in" draw:id="id332" draw:style-name="a1148" draw:name="Rectangle 11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472in" svg:y="3.28517in" svg:width="0.8718in" svg:height="0.60256in" draw:id="id333" draw:style-name="a1151" draw:name="Rectangle 12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503in" svg:y="3.28517in" svg:width="0.8718in" svg:height="0.60256in" draw:id="id334" draw:style-name="a1154" draw:name="Rectangle 13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5" draw:style-name="a1157" draw:name="TextBox 14" svg:x="0.38461in" svg:y="3.37793in" svg:width="1.73991in" svg:height="0.40391in">
          <draw:text-box>
            <text:p text:style-name="a1156" text:class-names="" text:cond-style-name=""><text:span text:style-name="a1155" text:class-names="">(User) Stories:</text:span></text:p>
          </draw:text-box>
          <svg:title/>
          <svg:desc/>
        </draw:frame>
        <draw:connector draw:type="line" svg:x1="2.05128in" svg:y1="2.24359in" svg:x2="6.02708in" svg:y2="2.24359in" draw:id="id336" draw:style-name="a1160" draw:name="Straight Arrow Connector 15">
          <svg:title/>
          <svg:desc/>
        </draw:connector>
        <draw:frame draw:id="id337" draw:style-name="a1163" draw:name="TextBox 16" svg:x="1.94871in" svg:y="1.97523in" svg:width="1.95775in" svg:height="0.26927in">
          <draw:text-box>
            <text:p text:style-name="a1162" text:class-names="" text:cond-style-name=""><text:span text:style-name="a1161" text:class-names="">Basic Flow (i.e., User Journey)</text:span></text:p>
          </draw:text-box>
          <svg:title/>
          <svg:desc/>
        </draw:frame>
        <draw:frame draw:id="id338" draw:style-name="a1166" draw:name="TextBox 17" svg:x="0.38461in" svg:y="1.91919in" svg:width="1.5641in" svg:height="0.33659in">
          <draw:text-box>
            <text:p text:style-name="a1165" text:class-names="" text:cond-style-name=""><text:span text:style-name="a1164" text:class-names="">User Journey:</text:span></text:p>
          </draw:text-box>
          <svg:title/>
          <svg:desc/>
        </draw:frame>
        <draw:frame draw:id="id339" draw:style-name="a1169" draw:name="TextBox 18" svg:x="0.60256in" svg:y="1.43611in" svg:width="1.5641in" svg:height="0.28856in">
          <draw:text-box>
            <text:p text:style-name="a1168" text:class-names="" text:cond-style-name=""><text:span text:style-name="a1167" text:class-names="">(previously Epics)</text:span></text:p>
          </draw:text-box>
          <svg:title/>
          <svg:desc/>
        </draw:frame>
        <draw:frame draw:id="id340" draw:style-name="a1172" draw:name="TextBox 19" svg:x="2.05128in" svg:y="3.29461in" svg:width="0.8718in" svg:height="0.60586in">
          <draw:text-box>
            <text:p text:style-name="a1171" text:class-names="" text:cond-style-name=""><text:span text:style-name="a1170" text:class-names="">Step 1: Get the Big Picture</text:span></text:p>
          </draw:text-box>
          <svg:title/>
          <svg:desc/>
        </draw:frame>
        <draw:frame draw:id="id341" draw:style-name="a1175" draw:name="TextBox 20" svg:x="3.09978in" svg:y="3.29461in" svg:width="0.8718in" svg:height="0.60586in">
          <draw:text-box>
            <text:p text:style-name="a1174" text:class-names="" text:cond-style-name=""><text:span text:style-name="a1173" text:class-names="">Step 2: Determine Scope</text:span></text:p>
          </draw:text-box>
          <svg:title/>
          <svg:desc/>
        </draw:frame>
        <draw:frame draw:id="id342" draw:style-name="a1179" draw:name="TextBox 21" svg:x="4.17088in" svg:y="3.33058in" svg:width="0.8718in" svg:height="0.30293in">
          <draw:text-box>
            <text:p text:style-name="a1178" text:class-names="" text:cond-style-name=""><text:span text:style-name="a1176" text:class-names="">…</text:span><text:span text:style-name="a1177" text:class-names=""/></text:p>
          </draw:text-box>
          <svg:title/>
          <svg:desc/>
        </draw:frame>
        <draw:frame draw:id="id343" draw:style-name="a1183" draw:name="TextBox 22" svg:x="5.25203in" svg:y="3.33058in" svg:width="0.8718in" svg:height="0.30293in">
          <draw:text-box>
            <text:p text:style-name="a1182" text:class-names="" text:cond-style-name=""><text:span text:style-name="a1180" text:class-names="">…</text:span><text:span text:style-name="a1181" text:class-names=""/></text:p>
          </draw:text-box>
          <svg:title/>
          <svg:desc/>
        </draw:frame>
        <draw:custom-shape svg:x="3.08595in" svg:y="4.25956in" svg:width="0.8718in" svg:height="0.60256in" draw:id="id344" draw:style-name="a1186" draw:name="Rectangle 23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641in" svg:y="4.9816in" svg:width="0.8718in" svg:height="0.60256in" draw:id="id345" draw:style-name="a1189" draw:name="Rectangle 24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9978in" svg:y="5.00328in" svg:width="0.8718in" svg:height="0.60256in" draw:id="id346" draw:style-name="a1192" draw:name="Rectangle 25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392in" svg:y="5.02496in" svg:width="0.8718in" svg:height="0.60256in" draw:id="id347" draw:style-name="a1195" draw:name="Rectangle 26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472in" svg:y="4.24946in" svg:width="0.8718in" svg:height="0.60256in" draw:id="id348" draw:style-name="a1198" draw:name="Rectangle 27">
          <svg:title/>
          <svg:desc/>
          <text:p text:style-name="a1197" text:class-names="" text:cond-style-name=""><text:span text:style-name="a11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9978in" svg:y="5.76846in" svg:width="0.8718in" svg:height="0.60256in" draw:id="id349" draw:style-name="a1201" draw:name="Rectangle 28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5203in" svg:y="5.76846in" svg:width="0.8718in" svg:height="0.60256in" draw:id="id350" draw:style-name="a1204" draw:name="Rectangle 29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1" draw:style-name="a1207" draw:name="TextBox 30" svg:x="-0in" svg:y="5.09286in" svg:width="2.13636in" svg:height="0.40391in">
          <draw:text-box>
            <text:p text:style-name="a1206" text:class-names="" text:cond-style-name=""><text:span text:style-name="a1205" text:class-names="">(User/Sub-) Tasks:</text:span></text:p>
          </draw:text-box>
          <svg:title/>
          <svg:desc/>
        </draw:frame>
        <draw:frame draw:id="id352" draw:style-name="a1211" draw:name="TextBox 31" svg:x="3.09978in" svg:y="4.29322in" svg:width="0.8718in" svg:height="0.30293in">
          <draw:text-box>
            <text:p text:style-name="a1210" text:class-names="" text:cond-style-name=""><text:span text:style-name="a1208" text:class-names="">…</text:span><text:span text:style-name="a1209" text:class-names=""/></text:p>
          </draw:text-box>
          <svg:title/>
          <svg:desc/>
        </draw:frame>
        <draw:frame draw:id="id353" draw:style-name="a1215" draw:name="TextBox 32" svg:x="2.07486in" svg:y="5.02165in" svg:width="0.8718in" svg:height="0.30293in">
          <draw:text-box>
            <text:p text:style-name="a1214" text:class-names="" text:cond-style-name=""><text:span text:style-name="a1212" text:class-names="">…</text:span><text:span text:style-name="a1213" text:class-names=""/></text:p>
          </draw:text-box>
          <svg:title/>
          <svg:desc/>
        </draw:frame>
        <draw:frame draw:id="id354" draw:style-name="a1219" draw:name="TextBox 33" svg:x="3.12685in" svg:y="5.03214in" svg:width="0.8718in" svg:height="0.30293in">
          <draw:text-box>
            <text:p text:style-name="a1218" text:class-names="" text:cond-style-name=""><text:span text:style-name="a1216" text:class-names="">…</text:span><text:span text:style-name="a1217" text:class-names=""/></text:p>
          </draw:text-box>
          <svg:title/>
          <svg:desc/>
        </draw:frame>
        <draw:frame draw:id="id355" draw:style-name="a1223" draw:name="TextBox 34" svg:x="4.20448in" svg:y="5.04263in" svg:width="0.8718in" svg:height="0.30293in">
          <draw:text-box>
            <text:p text:style-name="a1222" text:class-names="" text:cond-style-name=""><text:span text:style-name="a1220" text:class-names="">…</text:span><text:span text:style-name="a1221" text:class-names=""/></text:p>
          </draw:text-box>
          <svg:title/>
          <svg:desc/>
        </draw:frame>
        <draw:frame draw:id="id356" draw:style-name="a1227" draw:name="TextBox 35" svg:x="4.17955in" svg:y="4.29672in" svg:width="0.8718in" svg:height="0.30293in">
          <draw:text-box>
            <text:p text:style-name="a1226" text:class-names="" text:cond-style-name=""><text:span text:style-name="a1224" text:class-names="">…</text:span><text:span text:style-name="a1225" text:class-names=""/></text:p>
          </draw:text-box>
          <svg:title/>
          <svg:desc/>
        </draw:frame>
        <draw:frame draw:id="id357" draw:style-name="a1231" draw:name="TextBox 36" svg:x="5.25717in" svg:y="5.8072in" svg:width="0.8718in" svg:height="0.30293in">
          <draw:text-box>
            <text:p text:style-name="a1230" text:class-names="" text:cond-style-name=""><text:span text:style-name="a1228" text:class-names="">…</text:span><text:span text:style-name="a1229" text:class-names=""/></text:p>
          </draw:text-box>
          <svg:title/>
          <svg:desc/>
        </draw:frame>
        <draw:frame draw:id="id358" draw:style-name="a1235" draw:name="TextBox 37" svg:x="3.11684in" svg:y="5.80487in" svg:width="0.8718in" svg:height="0.30293in">
          <draw:text-box>
            <text:p text:style-name="a1234" text:class-names="" text:cond-style-name=""><text:span text:style-name="a1232" text:class-names="">…</text:span><text:span text:style-name="a1233" text:class-names=""/></text:p>
          </draw:text-box>
          <svg:title/>
          <svg:desc/>
        </draw:frame>
        <draw:frame draw:id="id359" draw:style-name="a1240" draw:name="TextBox 38" svg:x="0.03199in" svg:y="4.3117in" svg:width="1.35609in" svg:height="0.70684in">
          <draw:text-box>
            <text:p text:style-name="a1237" text:class-names="" text:cond-style-name=""><text:span text:style-name="a1236" text:class-names="">Details go here</text:span></text:p>
            <text:p text:style-name="a1239" text:class-names="" text:cond-style-name=""><text:span text:style-name="a1238" text:class-names="">e.g., Acceptance Criteria</text:span></text:p>
          </draw:text-box>
          <svg:title/>
          <svg:desc/>
        </draw:frame>
        <draw:connector draw:type="line" svg:x1="1.16666in" svg:y1="4.50966in" svg:x2="2.00843in" svg:y2="3.90198in" draw:id="id360" draw:style-name="a1242" draw:name="Straight Arrow Connector 39">
          <svg:title/>
          <svg:desc/>
        </draw:connector>
        <draw:g draw:name="Group 40" draw:id="id361">
          <svg:title/>
          <svg:desc/>
          <draw:custom-shape svg:x="4.41467in" svg:y="1.5318in" svg:width="0.09515in" svg:height="0.09227in" draw:id="id396" draw:style-name="a1339" draw:name="Oval 41">
            <svg:title/>
            <svg:desc/>
            <text:p text:style-name="a1338" text:class-names="" text:cond-style-name=""><text:span text:style-name="a133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4.46753in" svg:y1="1.75436in" svg:x2="4.46225in" svg:y2="1.62407in" draw:end-shape="id396" draw:end-glue-point="2" draw:id="id397" draw:style-name="a1340" draw:name="Straight Connector 42">
            <svg:title/>
            <svg:desc/>
          </draw:connector>
          <draw:connector draw:type="line" svg:x1="4.41467in" svg:y1="1.83022in" svg:x2="4.46753in" svg:y2="1.75436in" draw:id="id398" draw:style-name="a1341" draw:name="Straight Connector 43">
            <svg:title/>
            <svg:desc/>
          </draw:connector>
          <draw:connector draw:type="line" svg:x1="4.55211in" svg:y1="1.83022in" svg:x2="4.46753in" svg:y2="1.75436in" draw:id="id399" draw:style-name="a1342" draw:name="Straight Connector 44">
            <svg:title/>
            <svg:desc/>
          </draw:connector>
          <draw:connector draw:type="line" svg:x1="4.38296in" svg:y1="1.67507in" svg:x2="4.46753in" svg:y2="1.70336in" draw:id="id400" draw:style-name="a1343" draw:name="Straight Connector 45">
            <svg:title/>
            <svg:desc/>
          </draw:connector>
          <draw:connector draw:type="line" svg:x1="4.55211in" svg:y1="1.66636in" svg:x2="4.46753in" svg:y2="1.70336in" draw:id="id401" draw:style-name="a1344" draw:name="Straight Connector 46">
            <svg:title/>
            <svg:desc/>
          </draw:connector>
        </draw:g>
        <draw:frame draw:id="id362" draw:style-name="a1247" draw:name="TextBox 47" svg:x="4.11508in" svg:y="1.80511in" svg:width="0.78409in" svg:height="0.43757in">
          <draw:text-box>
            <text:p text:style-name="a1244" text:class-names="" text:cond-style-name=""><text:span text:style-name="a1243" text:class-names="">Actor X</text:span></text:p>
            <text:p text:style-name="a1246" text:class-names="" text:cond-style-name=""><text:span text:style-name="a1245" text:class-names="">[Persona]</text:span></text:p>
          </draw:text-box>
          <svg:title/>
          <svg:desc/>
        </draw:frame>
        <draw:custom-shape svg:x="4.73424in" svg:y="4.07113in" svg:width="0.51267in" svg:height="0.40391in" draw:id="id363" draw:style-name="a1250" draw:name="Oval 48">
          <svg:title/>
          <svg:desc/>
          <text:p text:style-name="a1249" text:class-names="" text:cond-style-name=""><text:span text:style-name="a1248" text:class-names="">v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73424in" svg:y="4.89091in" svg:width="0.51267in" svg:height="0.40391in" draw:id="id364" draw:style-name="a1253" draw:name="Oval 49">
          <svg:title/>
          <svg:desc/>
          <text:p text:style-name="a1252" text:class-names="" text:cond-style-name=""><text:span text:style-name="a1251" text:class-names="">v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65" draw:style-name="a1256" draw:name="TextBox 50" svg:x="3.70686in" svg:y="2.52624in" svg:width="1.19231in" svg:height="0.40391in">
          <draw:text-box>
            <text:p text:style-name="a1255" text:class-names="" text:cond-style-name=""><text:span text:style-name="a1254" text:class-names="">Planning</text:span></text:p>
          </draw:text-box>
          <svg:title/>
          <svg:desc/>
        </draw:frame>
        <draw:connector draw:type="line" svg:x1="6.29487in" svg:y1="2.61538in" svg:x2="6.29487in" svg:y2="6.58974in" draw:id="id366" draw:style-name="a1257" draw:name="Straight Connector 51">
          <svg:title/>
          <svg:desc/>
        </draw:connector>
        <draw:frame draw:id="id367" draw:style-name="a1260" draw:name="TextBox 52" svg:x="4.14139in" svg:y="6.15381in" svg:width="1.03235in" svg:height="0.37025in">
          <draw:text-box>
            <text:p text:style-name="a1259" text:class-names="" text:cond-style-name=""><text:span text:style-name="a1258" text:class-names="">MVP #2</text:span></text:p>
          </draw:text-box>
          <svg:title/>
          <svg:desc/>
        </draw:frame>
        <draw:frame draw:id="id368" draw:style-name="a1263" draw:name="TextBox 53" svg:x="4.12857in" svg:y="3.85894in" svg:width="1.03235in" svg:height="0.37025in">
          <draw:text-box>
            <text:p text:style-name="a1262" text:class-names="" text:cond-style-name=""><text:span text:style-name="a1261" text:class-names="">MVP #1</text:span></text:p>
          </draw:text-box>
          <svg:title/>
          <svg:desc/>
        </draw:frame>
        <draw:frame draw:id="id369" draw:style-name="a1266" draw:name="TextBox 54" svg:x="3.05166in" svg:y="3.88458in" svg:width="1.03235in" svg:height="0.37025in">
          <draw:text-box>
            <text:p text:style-name="a1265" text:class-names="" text:cond-style-name=""><text:span text:style-name="a1264" text:class-names="">Backlog</text:span></text:p>
          </draw:text-box>
          <svg:title/>
          <svg:desc/>
        </draw:frame>
        <draw:custom-shape svg:x="7.73785in" svg:y="2.93276in" svg:width="1.05444in" svg:height="3.58803in" draw:id="id370" draw:style-name="a1269" draw:name="Rectangle: Rounded Corners 55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9558in" svg:y="2.90712in" svg:width="1.05444in" svg:height="3.58803in" draw:id="id371" draw:style-name="a1272" draw:name="Rectangle: Rounded Corners 56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72" draw:style-name="a1275" draw:name="TextBox 57" svg:x="6.53883in" svg:y="3.88458in" svg:width="1.03235in" svg:height="0.37025in">
          <draw:text-box>
            <text:p text:style-name="a1274" text:class-names="" text:cond-style-name=""><text:span text:style-name="a1273" text:class-names="">Defined</text:span></text:p>
          </draw:text-box>
          <svg:title/>
          <svg:desc/>
        </draw:frame>
        <draw:frame draw:id="id373" draw:style-name="a1278" draw:name="TextBox 58" svg:x="7.75678in" svg:y="3.88458in" svg:width="1.03235in" svg:height="0.63952in">
          <draw:text-box>
            <text:p text:style-name="a1277" text:class-names="" text:cond-style-name=""><text:span text:style-name="a1276" text:class-names="">In-Process</text:span></text:p>
          </draw:text-box>
          <svg:title/>
          <svg:desc/>
        </draw:frame>
        <draw:frame draw:id="id374" draw:style-name="a1281" draw:name="TextBox 59" svg:x="8.97473in" svg:y="3.88458in" svg:width="1.03235in" svg:height="0.63952in">
          <draw:text-box>
            <text:p text:style-name="a1280" text:class-names="" text:cond-style-name=""><text:span text:style-name="a1279" text:class-names="">Completed</text:span></text:p>
          </draw:text-box>
          <svg:title/>
          <svg:desc/>
        </draw:frame>
        <draw:g draw:name="Group 60" draw:id="id375">
          <svg:title/>
          <svg:desc/>
          <draw:custom-shape svg:x="6.611in" svg:y="5.75564in" svg:width="0.8718in" svg:height="0.60256in" draw:id="id394" draw:style-name="a1332" draw:name="Rectangle 61">
            <svg:title/>
            <svg:desc/>
            <text:p text:style-name="a1330" text:class-names="" text:cond-style-name=""><text:span text:style-name="a13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95" draw:style-name="a1336" draw:name="TextBox 62" svg:x="6.61614in" svg:y="5.79439in" svg:width="0.8718in" svg:height="0.30293in">
            <draw:text-box>
              <text:p text:style-name="a1335" text:class-names="" text:cond-style-name=""><text:span text:style-name="a1333" text:class-names="">…</text:span><text:span text:style-name="a1334" text:class-names=""/></text:p>
            </draw:text-box>
            <svg:title/>
            <svg:desc/>
          </draw:frame>
        </draw:g>
        <draw:g draw:name="Group 63" draw:id="id376">
          <svg:title/>
          <svg:desc/>
          <draw:custom-shape svg:x="7.82894in" svg:y="5.74282in" svg:width="0.8718in" svg:height="0.60256in" draw:id="id392" draw:style-name="a1324" draw:name="Rectangle 64">
            <svg:title/>
            <svg:desc/>
            <text:p text:style-name="a1322" text:class-names="" text:cond-style-name=""><text:span text:style-name="a13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93" draw:style-name="a1328" draw:name="TextBox 65" svg:x="7.83408in" svg:y="5.78157in" svg:width="0.8718in" svg:height="0.30293in">
            <draw:text-box>
              <text:p text:style-name="a1327" text:class-names="" text:cond-style-name=""><text:span text:style-name="a1325" text:class-names="">…</text:span><text:span text:style-name="a1326" text:class-names=""/></text:p>
            </draw:text-box>
            <svg:title/>
            <svg:desc/>
          </draw:frame>
        </draw:g>
        <draw:g draw:name="Group 66" draw:id="id377">
          <svg:title/>
          <svg:desc/>
          <draw:custom-shape svg:x="9.04689in" svg:y="5.73in" svg:width="0.8718in" svg:height="0.60256in" draw:id="id390" draw:style-name="a1316" draw:name="Rectangle 67">
            <svg:title/>
            <svg:desc/>
            <text:p text:style-name="a1314" text:class-names="" text:cond-style-name=""><text:span text:style-name="a13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91" draw:style-name="a1320" draw:name="TextBox 68" svg:x="9.05202in" svg:y="5.76875in" svg:width="0.8718in" svg:height="0.30293in">
            <draw:text-box>
              <text:p text:style-name="a1319" text:class-names="" text:cond-style-name=""><text:span text:style-name="a1317" text:class-names="">…</text:span><text:span text:style-name="a1318" text:class-names=""/></text:p>
            </draw:text-box>
            <svg:title/>
            <svg:desc/>
          </draw:frame>
        </draw:g>
        <draw:frame draw:id="id378" draw:style-name="a1284" draw:name="TextBox 69" svg:x="6.29487in" svg:y="2.52624in" svg:width="3.7122in" svg:height="0.40391in">
          <draw:text-box>
            <text:p text:style-name="a1283" text:class-names="" text:cond-style-name=""><text:span text:style-name="a1282" text:class-names="">Current Sprint</text:span></text:p>
          </draw:text-box>
          <svg:title/>
          <svg:desc/>
        </draw:frame>
        <draw:frame draw:id="id379" draw:style-name="a1287" draw:name="TextBox 70" svg:x="-0in" svg:y="7.0124in" svg:width="13.33333in" svg:height="0.50488in">
          <draw:text-box>
            <text:p text:style-name="a1286" text:class-names="" text:cond-style-name=""><text:span text:style-name="a1285" text:class-names="">https://www.google.com/url?sa=i&amp;source=images&amp;cd=&amp;cad=rja&amp;uact=8&amp;ved=2ahUKEwjYyIun8rHiAhUJ6KQKHXX5BCYQjxx6BAgBEAI&amp;url=https%3A%2F%2Fgeovoices.geonetric.com%2F2013%2F10%2Fscrum-minimum-viable-product-and-operation-overnight%2F&amp;psig=AOvVaw0LVVQkLBdqCUORxy9oHfA7&amp;ust=1558709168011276</text:span></text:p>
          </draw:text-box>
          <svg:title/>
          <svg:desc/>
        </draw:frame>
        <draw:custom-shape svg:x="2.04568in" svg:y="1.22607in" svg:width="2.01784in" svg:height="0.40391in" draw:id="id380" draw:style-name="a1290" draw:name="Rectangle 71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1" draw:style-name="a1293" draw:name="TextBox 72" svg:x="2.01858in" svg:y="1.23754in" svg:width="2.01016in" svg:height="0.40391in">
          <draw:text-box>
            <text:p text:style-name="a1292" text:class-names="" text:cond-style-name=""><text:span text:style-name="a1291" text:class-names="">Master JavaScript</text:span></text:p>
          </draw:text-box>
          <svg:title/>
          <svg:desc/>
        </draw:frame>
        <draw:frame draw:id="id382" draw:style-name="a1296" draw:name="TextBox 73" svg:x="5.82289in" svg:y="1.18314in" svg:width="0.80769in" svg:height="0.43757in">
          <draw:text-box>
            <text:p text:style-name="a1295" text:class-names="" text:cond-style-name=""><text:span text:style-name="a1294" text:class-names="">Story End Goal</text:span></text:p>
          </draw:text-box>
          <svg:title/>
          <svg:desc/>
        </draw:frame>
        <draw:custom-shape svg:x="6.06232in" svg:y="2.03738in" svg:width="0.32198in" svg:height="0.2829in" draw:id="id383" draw:style-name="a1299" draw:name="Star: 5 Points 74">
          <svg:title/>
          <svg:desc/>
          <text:p text:style-name="a1298" text:class-names="" text:cond-style-name=""><text:span text:style-name="a1297" text:class-names=""/></text:p>
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  <draw:connector draw:type="line" svg:x1="6.22673in" svg:y1="1.6207in" draw:start-shape="id382" draw:start-glue-point="2" svg:x2="6.22331in" svg:y2="2.03738in" draw:end-shape="id383" draw:end-glue-point="0" draw:id="id384" draw:style-name="a1301" draw:name="Straight Arrow Connector 75">
          <svg:title/>
          <svg:desc/>
        </draw:connector>
        <draw:frame draw:id="id385" draw:style-name="a1302" draw:name="Picture 76" svg:x="4.77361in" svg:y="1.59126in" svg:width="0.26683in" svg:height="0.26683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90703in" svg:y1="1.85808in" draw:start-shape="id385" draw:start-glue-point="2" svg:x2="4.90703in" svg:y2="2.37497in" draw:id="id386" draw:style-name="a1304" draw:name="Straight Arrow Connector 77">
          <svg:title/>
          <svg:desc/>
        </draw:connector>
        <draw:frame draw:id="id387" draw:style-name="a1307" draw:name="TextBox 78" svg:x="4.87916in" svg:y="1.81104in" svg:width="0.80769in" svg:height="0.43757in">
          <draw:text-box>
            <text:p text:style-name="a1306" text:class-names="" text:cond-style-name=""><text:span text:style-name="a1305" text:class-names="">Actor Action(s)</text:span></text:p>
          </draw:text-box>
          <svg:title/>
          <svg:desc/>
        </draw:frame>
        <draw:connector draw:type="line" svg:x1="1.40646in" svg:y1="4.06967in" draw:start-shape="id388" draw:start-glue-point="1" svg:x2="2.01858in" svg:y2="3.76537in" draw:id="id389" draw:style-name="a1309" draw:name="Straight Arrow Connector 79">
          <svg:title/>
          <svg:desc/>
        </draw:connector>
        <draw:frame draw:id="id388" draw:style-name="a1312" draw:name="TextBox 80" svg:x="0.0064in" svg:y="3.93504in" svg:width="1.40006in" svg:height="0.26927in">
          <draw:text-box>
            <text:p text:style-name="a1311" text:class-names="" text:cond-style-name=""><text:span text:style-name="a1310" text:class-names="">See 10-Step Learning</text:span></text:p>
          </draw:text-box>
          <svg:title/>
          <svg:desc/>
        </draw:frame>
      </draw:page>
      <draw:page draw:name="Slide7" draw:style-name="a1345" draw:master-page-name="Master1-Layout7-blank-Blank" presentation:presentation-page-layout-name="Master1-PPL7" draw:id="Slide-262">
        <draw:custom-shape svg:x="5.77778in" svg:y="0.84127in" svg:width="2.30159in" svg:height="6.09524in" draw:id="id402" draw:style-name="a1348" draw:name="Rectangle 1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937in" svg:y="0.84127in" svg:width="2.30159in" svg:height="6.09524in" draw:id="id403" draw:style-name="a1351" draw:name="Rectangle 2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8095in" svg:y="0.84127in" svg:width="2.30159in" svg:height="6.09524in" draw:id="id404" draw:style-name="a1354" draw:name="Rectangle 3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332in" svg:y="1.00384in" svg:width="2.01784in" svg:height="0.40391in" draw:id="id405" draw:style-name="a1357" draw:name="Rectangle 4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6" draw:style-name="a1360" draw:name="TextBox 5" svg:x="5.9061in" svg:y="1.01532in" svg:width="2.01016in" svg:height="0.40391in">
          <draw:text-box>
            <text:p text:style-name="a1359" text:class-names="" text:cond-style-name=""><text:span text:style-name="a1358" text:class-names="">Master JavaScript</text:span></text:p>
          </draw:text-box>
          <svg:title/>
          <svg:desc/>
        </draw:frame>
        <draw:custom-shape svg:x="8.23479in" svg:y="1.00714in" svg:width="2.01784in" svg:height="0.40391in" draw:id="id407" draw:style-name="a1363" draw:name="Rectangle 6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8" draw:style-name="a1366" draw:name="TextBox 7" svg:x="8.20769in" svg:y="1.01862in" svg:width="2.01016in" svg:height="0.40391in">
          <draw:text-box>
            <text:p text:style-name="a1365" text:class-names="" text:cond-style-name=""><text:span text:style-name="a1364" text:class-names="">Master Java</text:span></text:p>
          </draw:text-box>
          <svg:title/>
          <svg:desc/>
        </draw:frame>
        <draw:custom-shape svg:x="5.77778in" svg:y="0.33333in" svg:width="6.90476in" svg:height="0.49646in" draw:id="id409" draw:style-name="a1369" draw:name="Rectangle 8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0" draw:style-name="a1372" draw:name="TextBox 9" svg:x="5.77778in" svg:y="0.35034in" svg:width="6.90476in" svg:height="0.40391in">
          <draw:text-box>
            <text:p text:style-name="a1371" text:class-names="" text:cond-style-name=""><text:span text:style-name="a1370" text:class-names="">Master Programming</text:span></text:p>
          </draw:text-box>
          <svg:title/>
          <svg:desc/>
        </draw:frame>
        <draw:custom-shape svg:x="1.71428in" svg:y="2.01587in" svg:width="10.96826in" svg:height="0.49646in" draw:id="id411" draw:style-name="a1375" draw:name="Rectangle 10">
          <svg:title/>
          <svg:desc/>
          <text:p text:style-name="a1374" text:class-names="" text:cond-style-name=""><text:span text:style-name="a1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28in" svg:y="2.50079in" svg:width="10.96826in" svg:height="0.49646in" draw:id="id412" draw:style-name="a1378" draw:name="Rectangle 11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28in" svg:y="2.99725in" svg:width="10.96826in" svg:height="0.49646in" draw:id="id413" draw:style-name="a1381" draw:name="Rectangle 12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28in" svg:y="3.49371in" svg:width="10.96826in" svg:height="0.49646in" draw:id="id414" draw:style-name="a1384" draw:name="Rectangle 13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28in" svg:y="3.97863in" svg:width="10.96826in" svg:height="0.49646in" draw:id="id415" draw:style-name="a1387" draw:name="Rectangle 14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6" draw:style-name="a1390" draw:name="TextBox 15" svg:x="1.73016in" svg:y="2.0304in" svg:width="4.04592in" svg:height="0.40391in">
          <draw:text-box>
            <text:p text:style-name="a1389" text:class-names="" text:cond-style-name=""><text:span text:style-name="a1388" text:class-names="">Patterns</text:span></text:p>
          </draw:text-box>
          <svg:title/>
          <svg:desc/>
        </draw:frame>
        <draw:frame draw:id="id417" draw:style-name="a1393" draw:name="TextBox 16" svg:x="1.73016in" svg:y="2.52985in" svg:width="4.04592in" svg:height="0.40391in">
          <draw:text-box>
            <text:p text:style-name="a1392" text:class-names="" text:cond-style-name=""><text:span text:style-name="a1391" text:class-names="">(Best) Practices</text:span></text:p>
          </draw:text-box>
          <svg:title/>
          <svg:desc/>
        </draw:frame>
        <draw:frame draw:id="id418" draw:style-name="a1396" draw:name="TextBox 17" svg:x="1.73016in" svg:y="3.01312in" svg:width="4.04592in" svg:height="0.40391in">
          <draw:text-box>
            <text:p text:style-name="a1395" text:class-names="" text:cond-style-name=""><text:span text:style-name="a1394" text:class-names="">Gurus</text:span></text:p>
          </draw:text-box>
          <svg:title/>
          <svg:desc/>
        </draw:frame>
        <draw:frame draw:id="id419" draw:style-name="a1399" draw:name="TextBox 18" svg:x="1.73644in" svg:y="3.51388in" svg:width="4.04592in" svg:height="0.40391in">
          <draw:text-box>
            <text:p text:style-name="a1398" text:class-names="" text:cond-style-name=""><text:span text:style-name="a1397" text:class-names="">Habits</text:span></text:p>
          </draw:text-box>
          <svg:title/>
          <svg:desc/>
        </draw:frame>
        <draw:frame draw:id="id420" draw:style-name="a1402" draw:name="TextBox 19" svg:x="1.72552in" svg:y="4.00036in" svg:width="4.04592in" svg:height="0.40391in">
          <draw:text-box>
            <text:p text:style-name="a1401" text:class-names="" text:cond-style-name=""><text:span text:style-name="a1400" text:class-names="">Sites</text:span></text:p>
          </draw:text-box>
          <svg:title/>
          <svg:desc/>
        </draw:frame>
        <draw:custom-shape svg:x="1.70635in" svg:y="4.47863in" svg:width="10.96826in" svg:height="0.49646in" draw:id="id421" draw:style-name="a1405" draw:name="Rectangle 20">
          <svg:title/>
          <svg:desc/>
          <text:p text:style-name="a1404" text:class-names="" text:cond-style-name=""><text:span text:style-name="a1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2" draw:style-name="a1408" draw:name="TextBox 21" svg:x="1.71758in" svg:y="4.50035in" svg:width="4.04592in" svg:height="0.40391in">
          <draw:text-box>
            <text:p text:style-name="a1407" text:class-names="" text:cond-style-name=""><text:span text:style-name="a1406" text:class-names="">Videos</text:span></text:p>
          </draw:text-box>
          <svg:title/>
          <svg:desc/>
        </draw:frame>
        <draw:custom-shape svg:x="1.71429in" svg:y="4.96275in" svg:width="10.96826in" svg:height="0.49646in" draw:id="id423" draw:style-name="a1411" draw:name="Rectangle 22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4" draw:style-name="a1414" draw:name="TextBox 23" svg:x="1.72552in" svg:y="4.98448in" svg:width="4.04592in" svg:height="0.40391in">
          <draw:text-box>
            <text:p text:style-name="a1413" text:class-names="" text:cond-style-name=""><text:span text:style-name="a1412" text:class-names="">Books</text:span></text:p>
          </draw:text-box>
          <svg:title/>
          <svg:desc/>
        </draw:frame>
        <draw:custom-shape svg:x="10.53638in" svg:y="0.99653in" svg:width="2.01784in" svg:height="0.40391in" draw:id="id425" draw:style-name="a1417" draw:name="Rectangle 24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6" draw:style-name="a1420" draw:name="TextBox 25" svg:x="10.50928in" svg:y="1.00801in" svg:width="2.01016in" svg:height="0.40391in">
          <draw:text-box>
            <text:p text:style-name="a1419" text:class-names="" text:cond-style-name=""><text:span text:style-name="a1418" text:class-names="">Master …</text:span></text:p>
          </draw:text-box>
          <svg:title/>
          <svg:desc/>
        </draw:frame>
        <draw:frame draw:id="id427" draw:style-name="a1423" draw:name="TextBox 26" svg:x="3.11549in" svg:y="0.99653in" svg:width="2.66059in" svg:height="0.40391in">
          <draw:text-box>
            <text:p text:style-name="a1422" text:class-names="" text:cond-style-name=""><text:span text:style-name="a1421" text:class-names="">Theme/Topic/Use Case:</text:span></text:p>
          </draw:text-box>
          <svg:title/>
          <svg:desc/>
        </draw:frame>
        <draw:frame draw:id="id428" draw:style-name="a1426" draw:name="TextBox 27" svg:x="4.13492in" svg:y="0.36954in" svg:width="1.64909in" svg:height="0.40391in">
          <draw:text-box>
            <text:p text:style-name="a1425" text:class-names="" text:cond-style-name=""><text:span text:style-name="a1424" text:class-names="">Initiative:</text:span></text:p>
          </draw:text-box>
          <svg:title/>
          <svg:desc/>
        </draw:frame>
        <draw:frame draw:id="id429" draw:style-name="a1429" draw:name="TextBox 28" svg:x="0.05952in" svg:y="3.96819in" svg:width="1.3254in" svg:height="1.00977in">
          <draw:text-box>
            <text:p text:style-name="a1428" text:class-names="" text:cond-style-name=""><text:span text:style-name="a1427" text:class-names="">Common / Cross-Section</text:span></text:p>
          </draw:text-box>
          <svg:title/>
          <svg:desc/>
        </draw:frame>
        <draw:custom-shape svg:x="1.22222in" svg:y="2.0304in" svg:width="0.43213in" svg:height="4.9061in" draw:id="id430" draw:style-name="a1432" draw:name="Left Brace 29">
          <svg:title/>
          <svg:desc/>
          <text:p text:style-name="a1431" text:class-names="" text:cond-style-name=""><text:span text:style-name="a143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9687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1.70635in" svg:y="5.46272in" svg:width="10.96826in" svg:height="0.49646in" draw:id="id431" draw:style-name="a1435" draw:name="Rectangle 30">
          <svg:title/>
          <svg:desc/>
          <text:p text:style-name="a1434" text:class-names="" text:cond-style-name=""><text:span text:style-name="a1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2" draw:style-name="a1438" draw:name="TextBox 31" svg:x="1.71758in" svg:y="5.48444in" svg:width="4.04592in" svg:height="0.40391in">
          <draw:text-box>
            <text:p text:style-name="a1437" text:class-names="" text:cond-style-name=""><text:span text:style-name="a1436" text:class-names="">Quotes</text:span></text:p>
          </draw:text-box>
          <svg:title/>
          <svg:desc/>
        </draw:frame>
        <draw:custom-shape svg:x="1.71429in" svg:y="5.94681in" svg:width="10.96826in" svg:height="0.49646in" draw:id="id433" draw:style-name="a1441" draw:name="Rectangle 32">
          <svg:title/>
          <svg:desc/>
          <text:p text:style-name="a1440" text:class-names="" text:cond-style-name=""><text:span text:style-name="a1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4" draw:style-name="a1444" draw:name="TextBox 33" svg:x="1.72552in" svg:y="5.96854in" svg:width="4.04592in" svg:height="0.40391in">
          <draw:text-box>
            <text:p text:style-name="a1443" text:class-names="" text:cond-style-name=""><text:span text:style-name="a1442" text:class-names="">Minimalism</text:span></text:p>
          </draw:text-box>
          <svg:title/>
          <svg:desc/>
        </draw:frame>
        <draw:custom-shape svg:x="1.70635in" svg:y="6.44621in" svg:width="10.96826in" svg:height="0.49646in" draw:id="id435" draw:style-name="a1447" draw:name="Rectangle 34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6" draw:style-name="a1450" draw:name="TextBox 35" svg:x="1.71758in" svg:y="6.46794in" svg:width="4.04592in" svg:height="1.00977in">
          <draw:text-box>
            <text:p text:style-name="a1449" text:class-names="" text:cond-style-name=""><text:span text:style-name="a1448" text:class-names="">Techniques, Jobs, Training, Planning, Productivity, Principles, Myths, Examples, …</text:span></text:p>
          </draw:text-box>
          <svg:title/>
          <svg:desc/>
        </draw:frame>
        <draw:custom-shape svg:x="5.78236in" svg:y="1.51587in" svg:width="6.89225in" svg:height="0.49646in" draw:id="id437" draw:style-name="a1453" draw:name="Rectangle 36">
          <svg:title/>
          <svg:desc/>
          <text:p text:style-name="a1452" text:class-names="" text:cond-style-name=""><text:span text:style-name="a1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8" draw:style-name="a1456" draw:name="TextBox 37" svg:x="4.43378in" svg:y="1.53169in" svg:width="1.3254in" svg:height="0.40391in">
          <draw:text-box>
            <text:p text:style-name="a1455" text:class-names="" text:cond-style-name=""><text:span text:style-name="a1454" text:class-names="">Specific: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13" svg:viewBox="0 0 20 30" svg:d="m10 0-10 30h20z"/>
    <draw:marker draw:name="a793" svg:viewBox="0 0 20 30" svg:d="m10 0-10 30h20z"/>
    <draw:marker draw:name="a1308" svg:viewBox="0 0 20 30" svg:d="m10 0-10 30h20z"/>
    <draw:marker draw:name="a1082" svg:viewBox="0 0 20 30" svg:d="m10 0-10 30h20z"/>
    <draw:marker draw:name="a1090" svg:viewBox="0 0 20 30" svg:d="m10 0-10 30h20z"/>
    <draw:marker draw:name="a956" svg:viewBox="0 0 20 30" svg:d="m10 0-10 30h20z"/>
    <draw:marker draw:name="a1159" svg:viewBox="0 0 20 30" svg:d="m10 0-10 30h20z"/>
    <draw:marker draw:name="a1101" svg:viewBox="0 0 20 30" svg:d="m10 0-10 30h20z"/>
    <draw:marker draw:name="a901" svg:viewBox="0 0 20 30" svg:d="m10 0-10 30h20z"/>
    <draw:marker draw:name="a1300" svg:viewBox="0 0 20 30" svg:d="m10 0-10 30h20z"/>
    <draw:marker draw:name="a650" svg:viewBox="0 0 20 30" svg:d="m10 0-10 30h20z"/>
    <draw:marker draw:name="a1104" svg:viewBox="0 0 20 30" svg:d="m10 0-10 30h20z"/>
    <draw:marker draw:name="a1241" svg:viewBox="0 0 20 30" svg:d="m10 0-10 30h20z"/>
    <draw:marker draw:name="a1044" svg:viewBox="0 0 20 30" svg:d="m10 0-10 30h20z"/>
    <draw:marker draw:name="a790" svg:viewBox="0 0 20 30" svg:d="m10 0-10 30h20z"/>
    <draw:marker draw:name="a1303" svg:viewBox="0 0 20 30" svg:d="m10 0-10 30h20z"/>
    <draw:stroke-dash draw:name="a715" draw:display-name="SysDot" draw:style="rect" draw:dots1="1" draw:dots1-length="0.00694in" draw:dots2="0" draw:dots2-length="0in" draw:distance="0.00694in"/>
    <draw:stroke-dash draw:name="a792" draw:display-name="Dash" draw:style="rect" draw:dots1="1" draw:dots1-length="0.02083in" draw:dots2="0" draw:dots2-length="0in" draw:distance="0.02083in"/>
    <draw:stroke-dash draw:name="a717" draw:display-name="SysDot" draw:style="rect" draw:dots1="1" draw:dots1-length="0.00694in" draw:dots2="0" draw:dots2-length="0in" draw:distance="0.00694in"/>
    <draw:stroke-dash draw:name="a789" draw:display-name="Dash" draw:style="rect" draw:dots1="1" draw:dots1-length="0.02083in" draw:dots2="0" draw:dots2-length="0in" draw:distance="0.02083in"/>
    <draw:stroke-dash draw:name="a719" draw:display-name="SysDot" draw:style="rect" draw:dots1="1" draw:dots1-length="0.00694in" draw:dots2="0" draw:dots2-length="0in" draw:distance="0.00694in"/>
    <draw:stroke-dash draw:name="a1315" draw:display-name="Dash" draw:style="rect" draw:dots1="1" draw:dots1-length="0.04167in" draw:dots2="0" draw:dots2-length="0in" draw:distance="0.04167in"/>
    <draw:stroke-dash draw:name="a1323" draw:display-name="Dash" draw:style="rect" draw:dots1="1" draw:dots1-length="0.04167in" draw:dots2="0" draw:dots2-length="0in" draw:distance="0.04167in"/>
    <draw:stroke-dash draw:name="a1331" draw:display-name="Dash" draw:style="rect" draw:dots1="1" draw:dots1-length="0.04167in" draw:dots2="0" draw:dots2-length="0in" draw:distance="0.04167in"/>
    <draw:stroke-dash draw:name="a545" draw:display-name="SysDot" draw:style="rect" draw:dots1="1" draw:dots1-length="0.00694in" draw:dots2="0" draw:dots2-length="0in" draw:distance="0.00694in"/>
    <draw:stroke-dash draw:name="a547" draw:display-name="SysDot" draw:style="rect" draw:dots1="1" draw:dots1-length="0.00694in" draw:dots2="0" draw:dots2-length="0in" draw:distance="0.00694in"/>
    <draw:stroke-dash draw:name="a685" draw:display-name="SysDot" draw:style="rect" draw:dots1="1" draw:dots1-length="0.00694in" draw:dots2="0" draw:dots2-length="0in" draw:distance="0.00694in"/>
    <draw:stroke-dash draw:name="a687" draw:display-name="SysDot" draw:style="rect" draw:dots1="1" draw:dots1-length="0.00694in" draw:dots2="0" draw:dots2-length="0in" draw:distance="0.00694in"/>
    <draw:stroke-dash draw:name="a955" draw:display-name="Dash" draw:style="rect" draw:dots1="1" draw:dots1-length="0.02083in" draw:dots2="0" draw:dots2-length="0in" draw:distance="0.02083in"/>
    <draw:stroke-dash draw:name="a1158" draw:display-name="Dash" draw:style="rect" draw:dots1="1" draw:dots1-length="0.02083in" draw:dots2="0" draw:dots2-length="0in" draw:distance="0.02083in"/>
    <draw:stroke-dash draw:name="a575" draw:display-name="SysDot" draw:style="rect" draw:dots1="1" draw:dots1-length="0.00694in" draw:dots2="0" draw:dots2-length="0in" draw:distance="0.00694in"/>
    <draw:stroke-dash draw:name="a577" draw:display-name="SysDot" draw:style="rect" draw:dots1="1" draw:dots1-length="0.00694in" draw:dots2="0" draw:dots2-length="0in" draw:distance="0.00694in"/>
    <draw:stroke-dash draw:name="a579" draw:display-name="SysDot" draw:style="rect" draw:dots1="1" draw:dots1-length="0.00694in" draw:dots2="0" draw:dots2-length="0in" draw:distance="0.00694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13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frame draw:id="id5" draw:style-name="a34" draw:name="TextBox 7" svg:x="12.86979in" svg:y="7.38333in" svg:width="0.28993in" svg:height="0.11667in">
        <draw:text-box>
          <text:p text:style-name="a33" text:class-names="" text:cond-style-name=""><text:span text:style-name="a32" text:class-names="">Public</text:span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draw:layer="Master1-bg" draw:style-name="a38" draw:name="TextBox 6" svg:x="12.86979in" svg:y="7.38333in" svg:width="0.28993in" svg:height="0.11667in">
        <draw:text-box>
          <text:p text:style-name="a37" text:class-names="" text:cond-style-name=""><text:span text:style-name="a36" text:class-names="">Public</text:span></text:p>
        </draw:text-box>
        <svg:title/>
        <svg:desc/>
      </draw:frame>
      <draw:frame draw:id="id7" presentation:style-name="a41" draw:name="Title 1" svg:x="1.66667in" svg:y="1.22743in" svg:width="10in" svg:height="2.61111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8" presentation:style-name="a44" draw:name="Subtitl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draw:frame draw:id="id9" presentation:style-name="a49" draw:name="Date Placeholder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2/13/2023</text:date></text:span><text:span text:style-name="a47" text:class-names=""/></text:p>
        </draw:text-box>
        <svg:title/>
        <svg:desc/>
      </draw:frame>
      <draw:frame draw:id="id10" presentation:style-name="a52" draw:name="Footer Placeholder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Slide Number Placeholder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>‹#›</text:page-number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7">
      <draw:frame draw:id="id12" draw:layer="Master1-bg" draw:style-name="a60" draw:name="TextBox 6" svg:x="12.86979in" svg:y="7.38333in" svg:width="0.28993in" svg:height="0.11667in">
        <draw:text-box>
          <text:p text:style-name="a59" text:class-names="" text:cond-style-name=""><text:span text:style-name="a58" text:class-names="">Public</text:span></text:p>
        </draw:text-box>
        <svg:title/>
        <svg:desc/>
      </draw:frame>
      <draw:frame draw:id="id13" presentation:style-name="a63" draw:name="Title 1" svg:x="0.91667in" svg:y="0.39931in" svg:width="11.5in" svg:height="1.4496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4" presentation:style-name="a79" draw:name="Content Placeholder 2" svg:x="0.91667in" svg:y="1.99653in" svg:width="11.5in" svg:height="4.75868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name="Date Placeholder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2/13/2023</text:date></text:span><text:span text:style-name="a82" text:class-names=""/></text:p>
        </draw:text-box>
        <svg:title/>
        <svg:desc/>
      </draw:frame>
      <draw:frame draw:id="id16" presentation:style-name="a87" draw:name="Footer Placeholder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frame draw:id="id18" draw:layer="Master1-bg" draw:style-name="a95" draw:name="TextBox 6" svg:x="12.86979in" svg:y="7.38333in" svg:width="0.28993in" svg:height="0.11667in">
        <draw:text-box>
          <text:p text:style-name="a94" text:class-names="" text:cond-style-name=""><text:span text:style-name="a93" text:class-names="">Public</text:span></text:p>
        </draw:text-box>
        <svg:title/>
        <svg:desc/>
      </draw:frame>
      <draw:frame draw:id="id19" presentation:style-name="a98" draw:name="Title 1" svg:x="0.90972in" svg:y="1.86979in" svg:width="11.5in" svg:height="3.11979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0" presentation:style-name="a102" draw:name="Text Placeholder 2" svg:x="0.90972in" svg:y="5.0191in" svg:width="11.5in" svg:height="1.64062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</draw:text-box>
        <svg:title/>
        <svg:desc/>
      </draw:frame>
      <draw:frame draw:id="id21" presentation:style-name="a107" draw:name="Date Placeholder 3" svg:x="0.91667in" svg:y="6.95139in" svg:width="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2/13/2023</text:date></text:span><text:span text:style-name="a105" text:class-names=""/></text:p>
        </draw:text-box>
        <svg:title/>
        <svg:desc/>
      </draw:frame>
      <draw:frame draw:id="id22" presentation:style-name="a110" draw:name="Footer Placeholder 4" svg:x="4.41667in" svg:y="6.95139in" svg:width="4.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4" draw:name="Slide Number Placeholder 5" svg:x="9.41667in" svg:y="6.95139in" svg:width="3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4" draw:layer="Master1-bg" draw:style-name="a118" draw:name="TextBox 7" svg:x="12.86979in" svg:y="7.38333in" svg:width="0.28993in" svg:height="0.11667in">
        <draw:text-box>
          <text:p text:style-name="a117" text:class-names="" text:cond-style-name=""><text:span text:style-name="a116" text:class-names="">Public</text:span></text:p>
        </draw:text-box>
        <svg:title/>
        <svg:desc/>
      </draw:frame>
      <draw:frame draw:id="id25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9" text:class-names="">Click to edit Master title style</text:span></text:p>
        </draw:text-box>
        <svg:title/>
        <svg:desc/>
      </draw:frame>
      <draw:frame draw:id="id26" presentation:style-name="a137" draw:name="Content Placeholder 2" svg:x="0.91667in" svg:y="1.99653in" svg:width="5.66667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Content Placeholder 3" svg:x="6.75in" svg:y="1.99653in" svg:width="5.66667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8" draw:name="Date Placeholder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>2/13/2023</text:date></text:span><text:span text:style-name="a156" text:class-names=""/></text:p>
        </draw:text-box>
        <svg:title/>
        <svg:desc/>
      </draw:frame>
      <draw:frame draw:id="id29" presentation:style-name="a161" draw:name="Footer Placeholder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0" presentation:style-name="a165" draw:name="Slide Number Placeholder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>‹#›</text:page-number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6">
      <draw:frame draw:id="id31" draw:layer="Master1-bg" draw:style-name="a169" draw:name="TextBox 9" svg:x="12.86979in" svg:y="7.38333in" svg:width="0.28993in" svg:height="0.11667in">
        <draw:text-box>
          <text:p text:style-name="a168" text:class-names="" text:cond-style-name=""><text:span text:style-name="a167" text:class-names="">Public</text:span></text:p>
        </draw:text-box>
        <svg:title/>
        <svg:desc/>
      </draw:frame>
      <draw:frame draw:id="id32" presentation:style-name="a172" draw:name="Title 1" svg:x="0.9184in" svg:y="0.39931in" svg:width="11.5in" svg:height="1.44965in" presentation:class="title" presentation:placeholder="false">
        <draw:text-box>
          <text:p text:style-name="a171" text:class-names="" text:cond-style-name=""><text:span text:style-name="a170" text:class-names="">Click to edit Master title style</text:span></text:p>
        </draw:text-box>
        <svg:title/>
        <svg:desc/>
      </draw:frame>
      <draw:frame draw:id="id33" presentation:style-name="a176" draw:name="Text Placeholder 2" svg:x="0.9184in" svg:y="1.83854in" svg:width="5.64062in" svg:height="0.901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4" presentation:style-name="a192" draw:name="Content Placeholder 3" svg:x="0.9184in" svg:y="2.73958in" svg:width="5.64062in" svg:height="4.0295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6" draw:name="Text Placeholder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36" presentation:style-name="a212" draw:name="Content Placeholder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7" draw:name="Date Placeholder 6" svg:x="0.91667in" svg:y="6.95139in" svg:width="3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2/13/2023</text:date></text:span><text:span text:style-name="a215" text:class-names=""/></text:p>
        </draw:text-box>
        <svg:title/>
        <svg:desc/>
      </draw:frame>
      <draw:frame draw:id="id38" presentation:style-name="a220" draw:name="Footer Placeholder 7" svg:x="4.41667in" svg:y="6.95139in" svg:width="4.5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9" presentation:style-name="a224" draw:name="Slide Number Placeholder 8" svg:x="9.41667in" svg:y="6.95139in" svg:width="3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>‹#›</text:page-number></text:span><text:span text:style-name="a222" text:class-names=""/></text:p>
        </draw:text-box>
        <svg:title/>
        <svg:desc/>
      </draw:frame>
    </style:master-page>
    <style:master-page style:name="Master1-Layout6-titleOnly-Title-Only" style:page-layout-name="pageLayout1" draw:style-name="a225">
      <draw:frame draw:id="id40" draw:layer="Master1-bg" draw:style-name="a228" draw:name="TextBox 5" svg:x="12.86979in" svg:y="7.38333in" svg:width="0.28993in" svg:height="0.11667in">
        <draw:text-box>
          <text:p text:style-name="a227" text:class-names="" text:cond-style-name=""><text:span text:style-name="a226" text:class-names="">Public</text:span></text:p>
        </draw:text-box>
        <svg:title/>
        <svg:desc/>
      </draw:frame>
      <draw:frame draw:id="id41" presentation:style-name="a231" draw:name="Title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9" text:class-names="">Click to edit Master title style</text:span></text:p>
        </draw:text-box>
        <svg:title/>
        <svg:desc/>
      </draw:frame>
      <draw:frame draw:id="id42" presentation:style-name="a236" draw:name="Date Placeholder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>2/13/2023</text:date></text:span><text:span text:style-name="a234" text:class-names=""/></text:p>
        </draw:text-box>
        <svg:title/>
        <svg:desc/>
      </draw:frame>
      <draw:frame draw:id="id43" presentation:style-name="a239" draw:name="Footer Placeholder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3" draw:name="Slide Number Placeholder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>‹#›</text:page-number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4">
      <draw:frame draw:id="id45" draw:layer="Master1-bg" draw:style-name="a247" draw:name="TextBox 4" svg:x="12.86979in" svg:y="7.38333in" svg:width="0.28993in" svg:height="0.11667in">
        <draw:text-box>
          <text:p text:style-name="a246" text:class-names="" text:cond-style-name=""><text:span text:style-name="a245" text:class-names="">Public</text:span></text:p>
        </draw:text-box>
        <svg:title/>
        <svg:desc/>
      </draw:frame>
      <draw:frame draw:id="id46" presentation:style-name="a252" draw:name="Date Placeholder 1" svg:x="0.91667in" svg:y="6.95139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2/13/2023</text:date></text:span><text:span text:style-name="a250" text:class-names=""/></text:p>
        </draw:text-box>
        <svg:title/>
        <svg:desc/>
      </draw:frame>
      <draw:frame draw:id="id47" presentation:style-name="a255" draw:name="Footer Placeholder 2" svg:x="4.41667in" svg:y="6.95139in" svg:width="4.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8" presentation:style-name="a259" draw:name="Slide Number Placeholder 3" svg:x="9.41667in" svg:y="6.95139in" svg:width="3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#›</text:page-number></text:span><text:span text:style-name="a25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0">
      <draw:frame draw:id="id49" draw:layer="Master1-bg" draw:style-name="a263" draw:name="TextBox 7" svg:x="12.86979in" svg:y="7.38333in" svg:width="0.28993in" svg:height="0.11667in">
        <draw:text-box>
          <text:p text:style-name="a262" text:class-names="" text:cond-style-name=""><text:span text:style-name="a261" text:class-names="">Public</text:span></text:p>
        </draw:text-box>
        <svg:title/>
        <svg:desc/>
      </draw:frame>
      <draw:frame draw:id="id50" presentation:style-name="a266" draw:name="Title 1" svg:x="0.9184in" svg:y="0.5in" svg:width="4.30035in" svg:height="1.75in" presentation:class="title" presentation:placeholder="false">
        <draw:text-box>
          <text:p text:style-name="a265" text:class-names="" text:cond-style-name=""><text:span text:style-name="a264" text:class-names="">Click to edit Master title style</text:span></text:p>
        </draw:text-box>
        <svg:title/>
        <svg:desc/>
      </draw:frame>
      <draw:frame draw:id="id51" presentation:style-name="a282" draw:name="Content Placeholder 2" svg:x="5.6684in" svg:y="1.07986in" svg:width="6.75in" svg:height="5.32986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86" draw:name="Text Placeholder 3" svg:x="0.9184in" svg:y="2.25in" svg:width="4.30035in" svg:height="4.1684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Edit Master text styles</text:span></text:p>
            </text:list-item>
          </text:list>
        </draw:text-box>
        <svg:title/>
        <svg:desc/>
      </draw:frame>
      <draw:frame draw:id="id53" presentation:style-name="a291" draw:name="Date Placeholder 4" svg:x="0.91667in" svg:y="6.95139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2/13/2023</text:date></text:span><text:span text:style-name="a289" text:class-names=""/></text:p>
        </draw:text-box>
        <svg:title/>
        <svg:desc/>
      </draw:frame>
      <draw:frame draw:id="id54" presentation:style-name="a294" draw:name="Footer Placeholder 5" svg:x="4.41667in" svg:y="6.95139in" svg:width="4.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5" presentation:style-name="a298" draw:name="Slide Number Placeholder 6" svg:x="9.41667in" svg:y="6.95139in" svg:width="3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>‹#›</text:page-number></text:span><text:span text:style-name="a296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9">
      <draw:frame draw:id="id56" draw:layer="Master1-bg" draw:style-name="a302" draw:name="TextBox 7" svg:x="12.86979in" svg:y="7.38333in" svg:width="0.28993in" svg:height="0.11667in">
        <draw:text-box>
          <text:p text:style-name="a301" text:class-names="" text:cond-style-name=""><text:span text:style-name="a300" text:class-names="">Public</text:span></text:p>
        </draw:text-box>
        <svg:title/>
        <svg:desc/>
      </draw:frame>
      <draw:frame draw:id="id57" presentation:style-name="a305" draw:name="Title 1" svg:x="0.9184in" svg:y="0.5in" svg:width="4.30035in" svg:height="1.75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  <draw:frame draw:id="id58" presentation:style-name="a308" draw:name="Picture Placeholder 2" svg:x="5.6684in" svg:y="1.07986in" svg:width="6.75in" svg:height="5.32986in" presentation:class="graphic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9" presentation:style-name="a312" draw:name="Text Placeholder 3" svg:x="0.9184in" svg:y="2.25in" svg:width="4.30035in" svg:height="4.168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0" presentation:style-name="a317" draw:name="Date Placeholder 4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2/13/2023</text:date></text:span><text:span text:style-name="a315" text:class-names=""/></text:p>
        </draw:text-box>
        <svg:title/>
        <svg:desc/>
      </draw:frame>
      <draw:frame draw:id="id61" presentation:style-name="a320" draw:name="Footer Placeholder 5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2" presentation:style-name="a324" draw:name="Slide Number Placeholder 6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frame draw:id="id63" draw:layer="Master1-bg" draw:style-name="a328" draw:name="TextBox 6" svg:x="12.86979in" svg:y="7.38333in" svg:width="0.28993in" svg:height="0.11667in">
        <draw:text-box>
          <text:p text:style-name="a327" text:class-names="" text:cond-style-name=""><text:span text:style-name="a326" text:class-names="">Public</text:span></text:p>
        </draw:text-box>
        <svg:title/>
        <svg:desc/>
      </draw:frame>
      <draw:frame draw:id="id64" presentation:style-name="a331" draw:name="Title 1" svg:x="0.91667in" svg:y="0.39931in" svg:width="11.5in" svg:height="1.44965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65" presentation:style-name="a347" draw:name="Vertical Text Placeholder 2" svg:x="0.91667in" svg:y="1.99653in" svg:width="11.5in" svg:height="4.7586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52" draw:name="Date Placeholder 3" svg:x="0.91667in" svg:y="6.95139in" svg:width="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2/13/2023</text:date></text:span><text:span text:style-name="a350" text:class-names=""/></text:p>
        </draw:text-box>
        <svg:title/>
        <svg:desc/>
      </draw:frame>
      <draw:frame draw:id="id67" presentation:style-name="a355" draw:name="Footer Placeholder 4" svg:x="4.41667in" svg:y="6.95139in" svg:width="4.5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68" presentation:style-name="a359" draw:name="Slide Number Placeholder 5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frame draw:id="id69" draw:layer="Master1-bg" draw:style-name="a363" draw:name="TextBox 6" svg:x="12.86979in" svg:y="7.38333in" svg:width="0.28993in" svg:height="0.11667in">
        <draw:text-box>
          <text:p text:style-name="a362" text:class-names="" text:cond-style-name=""><text:span text:style-name="a361" text:class-names="">Public</text:span></text:p>
        </draw:text-box>
        <svg:title/>
        <svg:desc/>
      </draw:frame>
      <draw:frame draw:id="id70" presentation:style-name="a366" draw:name="Vertical Title 1" svg:x="9.54167in" svg:y="0.39931in" svg:width="2.875in" svg:height="6.3559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71" presentation:style-name="a382" draw:name="Vertical Text Placeholder 2" svg:x="0.91667in" svg:y="0.39931in" svg:width="8.45833in" svg:height="6.3559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Edit Master text styles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87" draw:name="Date Placeholder 3" svg:x="0.91667in" svg:y="6.95139in" svg:width="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2/13/2023</text:date></text:span><text:span text:style-name="a385" text:class-names=""/></text:p>
        </draw:text-box>
        <svg:title/>
        <svg:desc/>
      </draw:frame>
      <draw:frame draw:id="id73" presentation:style-name="a390" draw:name="Footer Placeholder 4" svg:x="4.41667in" svg:y="6.95139in" svg:width="4.5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4" presentation:style-name="a394" draw:name="Slide Number Placeholder 5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>‹#›</text:page-number></text:span><text:span text:style-name="a39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Willem van Heemstra</meta:initial-creator>
    <dc:creator>Willem van Heemstra</dc:creator>
    <meta:creation-date>2019-05-24T10:50:02Z</meta:creation-date>
    <dc:date>2023-03-06T13:50:52Z</dc:date>
    <meta:editing-cycles>43</meta:editing-cycles>
    <meta:editing-duration>PT751716S</meta:editing-duration>
    <meta:user-defined meta:name="MSIP_Label_229eea9c-5281-4377-b6bc-afc76db9d7b4_Enabled">true</meta:user-defined>
    <meta:user-defined meta:name="MSIP_Label_229eea9c-5281-4377-b6bc-afc76db9d7b4_SetDate">2023-01-20T08:28:05Z</meta:user-defined>
    <meta:user-defined meta:name="MSIP_Label_229eea9c-5281-4377-b6bc-afc76db9d7b4_Method">Privileged</meta:user-defined>
    <meta:user-defined meta:name="MSIP_Label_229eea9c-5281-4377-b6bc-afc76db9d7b4_Name">229eea9c-5281-4377-b6bc-afc76db9d7b4</meta:user-defined>
    <meta:user-defined meta:name="MSIP_Label_229eea9c-5281-4377-b6bc-afc76db9d7b4_SiteId">af73baa8-f594-4eb2-a39d-93e96cad61fc</meta:user-defined>
    <meta:user-defined meta:name="MSIP_Label_229eea9c-5281-4377-b6bc-afc76db9d7b4_ActionId">dc571643-d619-4382-b395-0857ddeafc16</meta:user-defined>
    <meta:user-defined meta:name="MSIP_Label_229eea9c-5281-4377-b6bc-afc76db9d7b4_ContentBits">2</meta:user-defined>
    <meta:user-defined meta:name="ClassificationContentMarkingFooterLocations">Office Theme:8</meta:user-defined>
    <meta:user-defined meta:name="ClassificationContentMarkingFooterText">Public</meta:user-defined>
    <meta:document-statistic meta:paragraph-count="204" meta:word-count="797"/>
  </office:meta>
</office:document-meta>
</file>